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 fo:font-weight="normal" fo:font-style="normal" style:letter-kerning="true" fo:country="none" style:country-asian="none" style:font-name-asian="Lohit Devanagari" style:font-size-asian="12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844cm" svg:y="40.7cm">
            <draw:object draw:notify-on-update-of-ranges="Sheet1.I2:Sheet1.I74 Sheet1.J1:Sheet1.J1 Sheet1.J2:Sheet1.J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241cm" svg:y="24.847cm">
            <draw:object draw:notify-on-update-of-ranges="Sheet1.O2:Sheet1.O74 Sheet1.P1:Sheet1.P1 Sheet1.P2:Sheet1.P7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office:value-type="string" calcext:value-type="string">
            <text:p>sin <text:span text:style-name="T1">α</text:span></text:p>
          </table:table-cell>
          <table:table-cell office:value-type="string" calcext:value-type="string">
            <text:p>cos <text:span text:style-name="T1">α</text:span></text:p>
          </table:table-cell>
          <table:table-cell table:number-columns-repeated="2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sin <text:span text:style-name="T1">α</text:span></text:p>
          </table:table-cell>
          <table:table-cell/>
          <table:table-cell table:style-name="ce1"/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cos α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([.A2]/360)*2*3.1416" office:value-type="float" office:value="0" calcext:value-type="float">
            <text:p>0,00</text:p>
          </table:table-cell>
          <table:table-cell table:style-name="ce3" table:formula="of:=SIN([.B2])" office:value-type="float" office:value="0" calcext:value-type="float">
            <text:p>0,0</text:p>
          </table:table-cell>
          <table:table-cell table:style-name="ce3" table:formula="of:=COS([.B2])" office:value-type="float" office:value="1" calcext:value-type="float">
            <text:p>1,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G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SIN([.H2])" office:value-type="float" office:value="0" calcext:value-type="float">
            <text:p>0,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M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COS([.N2])" office:value-type="float" office:value="1" calcext:value-type="float">
            <text:p>1,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([.A3]/360)*2*3.1416" office:value-type="float" office:value="0.5236" calcext:value-type="float">
            <text:p>0,52</text:p>
          </table:table-cell>
          <table:table-cell table:style-name="ce3" table:formula="of:=SIN([.B3])" office:value-type="float" office:value="0.500001060362603" calcext:value-type="float">
            <text:p>0,5</text:p>
          </table:table-cell>
          <table:table-cell table:style-name="ce3" table:formula="of:=COS([.B3])" office:value-type="float" office:value="0.866024791582939" calcext:value-type="float">
            <text:p>0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G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SIN([.H3])" office:value-type="float" office:value="0.0871559460380702" calcext:value-type="float">
            <text:p>0,0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M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COS([.N3])" office:value-type="float" office:value="0.996194680306118" calcext:value-type="float">
            <text:p>1,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([.A4]/360)*2*3.1416" office:value-type="float" office:value="1.0472" calcext:value-type="float">
            <text:p>1,05</text:p>
          </table:table-cell>
          <table:table-cell table:style-name="ce3" table:formula="of:=SIN([.B4])" office:value-type="float" office:value="0.866026628183543" calcext:value-type="float">
            <text:p>0,9</text:p>
          </table:table-cell>
          <table:table-cell table:style-name="ce3" table:formula="of:=COS([.B4])" office:value-type="float" office:value="0.499997879272546" calcext:value-type="float">
            <text:p>0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G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SIN([.H4])" office:value-type="float" office:value="0.173648579600345" calcext:value-type="float">
            <text:p>0,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M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COS([.N4])" office:value-type="float" office:value="0.984807682140418" calcext:value-type="float">
            <text:p>0,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table:formula="of:=([.A5]/360)*2*3.1416" office:value-type="float" office:value="1.5708" calcext:value-type="float">
            <text:p>1,57</text:p>
          </table:table-cell>
          <table:table-cell table:style-name="ce3" table:formula="of:=SIN([.B5])" office:value-type="float" office:value="0.999999999993254" calcext:value-type="float">
            <text:p>1,0</text:p>
          </table:table-cell>
          <table:table-cell table:style-name="ce3" table:formula="of:=COS([.B5])" office:value-type="float" office:value="-0.00000367320510334657" calcext:value-type="float">
            <text:p>0,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G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SIN([.H5])" office:value-type="float" office:value="0.258819636443085" calcext:value-type="float">
            <text:p>0,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[.M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COS([.N5])" office:value-type="float" office:value="0.965925667839648" calcext:value-type="float">
            <text:p>0,9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table:formula="of:=([.A6]/360)*2*3.1416" office:value-type="float" office:value="2.0944" calcext:value-type="float">
            <text:p>2,09</text:p>
          </table:table-cell>
          <table:table-cell table:style-name="ce3" table:formula="of:=SIN([.B6])" office:value-type="float" office:value="0.86602295497065" calcext:value-type="float">
            <text:p>0,9</text:p>
          </table:table-cell>
          <table:table-cell table:style-name="ce3" table:formula="of:=COS([.B6])" office:value-type="float" office:value="-0.500004241445914" calcext:value-type="float">
            <text:p>-0,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G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SIN([.H6])" office:value-type="float" office:value="0.342020910366384" calcext:value-type="float">
            <text:p>0,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M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COS([.N6])" office:value-type="float" office:value="0.939692341605565" calcext:value-type="float">
            <text:p>0,9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table:formula="of:=([.A7]/360)*2*3.1416" office:value-type="float" office:value="2.618" calcext:value-type="float">
            <text:p>2,62</text:p>
          </table:table-cell>
          <table:table-cell table:style-name="ce3" table:formula="of:=SIN([.B7])" office:value-type="float" office:value="0.499994698175742" calcext:value-type="float">
            <text:p>0,5</text:p>
          </table:table-cell>
          <table:table-cell table:style-name="ce3" table:formula="of:=COS([.B7])" office:value-type="float" office:value="-0.866028464772463" calcext:value-type="float">
            <text:p>-0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G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SIN([.H7])" office:value-type="float" office:value="0.42261918647781" calcext:value-type="float">
            <text:p>0,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[.M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COS([.N7])" office:value-type="float" office:value="0.906307355824079" calcext:value-type="float">
            <text:p>0,9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table:formula="of:=([.A8]/360)*2*3.1416" office:value-type="float" office:value="3.1416" calcext:value-type="float">
            <text:p>3,14</text:p>
          </table:table-cell>
          <table:table-cell table:style-name="ce3" table:formula="of:=SIN([.B8])" office:value-type="float" office:value="-0.00000734641020664359" calcext:value-type="float">
            <text:p>0,0</text:p>
          </table:table-cell>
          <table:table-cell table:style-name="ce3" table:formula="of:=COS([.B8])" office:value-type="float" office:value="-0.999999999973015" calcext:value-type="float">
            <text:p>-1,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G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SIN([.H8])" office:value-type="float" office:value="0.500001060362603" calcext:value-type="float">
            <text:p>0,5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[.M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COS([.N8])" office:value-type="float" office:value="0.866024791582939" calcext:value-type="float">
            <text:p>0,87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table:formula="of:=([.A9]/360)*2*3.1416" office:value-type="float" office:value="3.6652" calcext:value-type="float">
            <text:p>3,67</text:p>
          </table:table-cell>
          <table:table-cell table:style-name="ce3" table:formula="of:=SIN([.B9])" office:value-type="float" office:value="-0.500007422522479" calcext:value-type="float">
            <text:p>-0,5</text:p>
          </table:table-cell>
          <table:table-cell table:style-name="ce3" table:formula="of:=COS([.B9])" office:value-type="float" office:value="-0.866021118346676" calcext:value-type="float">
            <text:p>-0,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G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SIN([.H9])" office:value-type="float" office:value="0.573577606483477" calcext:value-type="float">
            <text:p>0,5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([.M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COS([.N9])" office:value-type="float" office:value="0.819151224952198" calcext:value-type="float">
            <text:p>0,82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table:formula="of:=([.A10]/360)*2*3.1416" office:value-type="float" office:value="4.1888" calcext:value-type="float">
            <text:p>4,19</text:p>
          </table:table-cell>
          <table:table-cell table:style-name="ce3" table:formula="of:=SIN([.B10])" office:value-type="float" office:value="-0.866030301349697" calcext:value-type="float">
            <text:p>-0,9</text:p>
          </table:table-cell>
          <table:table-cell table:style-name="ce3" table:formula="of:=COS([.B10])" office:value-type="float" office:value="-0.499991517072193" calcext:value-type="float">
            <text:p>-0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G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SIN([.H10])" office:value-type="float" office:value="0.642788860280508" calcext:value-type="float">
            <text:p>0,6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M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COS([.N10])" office:value-type="float" office:value="0.7660433937443" calcext:value-type="float">
            <text:p>0,77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table:formula="of:=([.A11]/360)*2*3.1416" office:value-type="float" office:value="4.7124" calcext:value-type="float">
            <text:p>4,71</text:p>
          </table:table-cell>
          <table:table-cell table:style-name="ce3" table:formula="of:=SIN([.B11])" office:value-type="float" office:value="-0.999999999939284" calcext:value-type="float">
            <text:p>-1,0</text:p>
          </table:table-cell>
          <table:table-cell table:style-name="ce3" table:formula="of:=COS([.B11])" office:value-type="float" office:value="0.0000110196153096194" calcext:value-type="float">
            <text:p>0,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G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SIN([.H11])" office:value-type="float" office:value="0.707108079859474" calcext:value-type="float">
            <text:p>0,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([.M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COS([.N11])" office:value-type="float" office:value="0.707105482511236" calcext:value-type="float">
            <text:p>0,7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table:formula="of:=([.A12]/360)*2*3.1416" office:value-type="float" office:value="5.236" calcext:value-type="float">
            <text:p>5,24</text:p>
          </table:table-cell>
          <table:table-cell table:style-name="ce3" table:formula="of:=SIN([.B12])" office:value-type="float" office:value="-0.866019281711018" calcext:value-type="float">
            <text:p>-0,9</text:p>
          </table:table-cell>
          <table:table-cell table:style-name="ce3" table:formula="of:=COS([.B12])" office:value-type="float" office:value="0.500010603592297" calcext:value-type="float">
            <text:p>0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G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SIN([.H12])" office:value-type="float" office:value="0.766045754834454" calcext:value-type="float">
            <text:p>0,7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([.M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COS([.N12])" office:value-type="float" office:value="0.642786046441669" calcext:value-type="float">
            <text:p>0,64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table:formula="of:=([.A13]/360)*2*3.1416" office:value-type="float" office:value="5.7596" calcext:value-type="float">
            <text:p>5,76</text:p>
          </table:table-cell>
          <table:table-cell table:style-name="ce3" table:formula="of:=SIN([.B13])" office:value-type="float" office:value="-0.499988335961897" calcext:value-type="float">
            <text:p>-0,5</text:p>
          </table:table-cell>
          <table:table-cell table:style-name="ce3" table:formula="of:=COS([.B13])" office:value-type="float" office:value="0.866032137915247" calcext:value-type="float">
            <text:p>0,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G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SIN([.H13])" office:value-type="float" office:value="0.819153331814863" calcext:value-type="float">
            <text:p>0,8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([.M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COS([.N13])" office:value-type="float" office:value="0.573574597569147" calcext:value-type="float">
            <text:p>0,57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table:formula="of:=([.A14]/360)*2*3.1416" office:value-type="float" office:value="6.2832" calcext:value-type="float">
            <text:p>6,28</text:p>
          </table:table-cell>
          <table:table-cell table:style-name="ce3" table:formula="of:=SIN([.B14])" office:value-type="float" office:value="0.0000146928204128907" calcext:value-type="float">
            <text:p>0,0</text:p>
          </table:table-cell>
          <table:table-cell table:style-name="ce3" table:formula="of:=COS([.B14])" office:value-type="float" office:value="0.999999999892061" calcext:value-type="float">
            <text:p>1,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SIN([.H14])" office:value-type="float" office:value="0.866026628183543" calcext:value-type="float">
            <text:p>0,8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M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COS([.N14])" office:value-type="float" office:value="0.499997879272546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65" calcext:value-type="float">
            <text:p>65</text:p>
          </table:table-cell>
          <table:table-cell table:formula="of:=([.G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SIN([.H15])" office:value-type="float" office:value="0.906308908184918" calcext:value-type="float">
            <text:p>0,9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([.M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COS([.N15])" office:value-type="float" office:value="0.42261585742215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70" calcext:value-type="float">
            <text:p>70</text:p>
          </table:table-cell>
          <table:table-cell table:formula="of:=([.G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SIN([.H16])" office:value-type="float" office:value="0.939693597912179" calcext:value-type="float">
            <text:p>0,9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M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COS([.N16])" office:value-type="float" office:value="0.34201745868137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75" calcext:value-type="float">
            <text:p>75</text:p>
          </table:table-cell>
          <table:table-cell table:formula="of:=([.G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SIN([.H17])" office:value-type="float" office:value="0.965926618530741" calcext:value-type="float">
            <text:p>0,9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([.M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COS([.N17])" office:value-type="float" office:value="0.258816088398246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80" calcext:value-type="float">
            <text:p>80</text:p>
          </table:table-cell>
          <table:table-cell table:formula="of:=([.G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SIN([.H18])" office:value-type="float" office:value="0.984808319980623" calcext:value-type="float">
            <text:p>0,9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([.M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COS([.N18])" office:value-type="float" office:value="0.17364496219857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85" calcext:value-type="float">
            <text:p>85</text:p>
          </table:table-cell>
          <table:table-cell table:formula="of:=([.G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SIN([.H19])" office:value-type="float" office:value="0.996195000441063" calcext:value-type="float">
            <text:p>1,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([.M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COS([.N19])" office:value-type="float" office:value="0.0871522868100985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90" calcext:value-type="float">
            <text:p>90</text:p>
          </table:table-cell>
          <table:table-cell table:formula="of:=([.G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SIN([.H20])" office:value-type="float" office:value="0.999999999993254" calcext:value-type="float">
            <text:p>1,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([.M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COS([.N20])" office:value-type="float" office:value="-0.00000367320510334657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95" calcext:value-type="float">
            <text:p>95</text:p>
          </table:table-cell>
          <table:table-cell table:formula="of:=([.G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SIN([.H21])" office:value-type="float" office:value="0.996194360157732" calcext:value-type="float">
            <text:p>1,0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([.M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COS([.N21])" office:value-type="float" office:value="-0.0871596052648658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100" calcext:value-type="float">
            <text:p>100</text:p>
          </table:table-cell>
          <table:table-cell table:formula="of:=([.G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SIN([.H22])" office:value-type="float" office:value="0.984807044286925" calcext:value-type="float">
            <text:p>0,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([.M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COS([.N22])" office:value-type="float" office:value="-0.173652196999778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105" calcext:value-type="float">
            <text:p>105</text:p>
          </table:table-cell>
          <table:table-cell table:formula="of:=([.G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SIN([.H23])" office:value-type="float" office:value="0.965924717135522" calcext:value-type="float">
            <text:p>0,9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([.M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COS([.N23])" office:value-type="float" office:value="-0.258823184484431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110" calcext:value-type="float">
            <text:p>110</text:p>
          </table:table-cell>
          <table:table-cell table:formula="of:=([.G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SIN([.H24])" office:value-type="float" office:value="0.939691085286272" calcext:value-type="float">
            <text:p>0,9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([.M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COS([.N24])" office:value-type="float" office:value="-0.342024362046781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115" calcext:value-type="float">
            <text:p>115</text:p>
          </table:table-cell>
          <table:table-cell table:formula="of:=([.G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SIN([.H25])" office:value-type="float" office:value="0.906305803451013" calcext:value-type="float">
            <text:p>0,9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([.M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COS([.N25])" office:value-type="float" office:value="-0.422622515527763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120" calcext:value-type="float">
            <text:p>120</text:p>
          </table:table-cell>
          <table:table-cell table:formula="of:=([.G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SIN([.H26])" office:value-type="float" office:value="0.86602295497065" calcext:value-type="float">
            <text:p>0,8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([.M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COS([.N26])" office:value-type="float" office:value="-0.500004241445914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125" calcext:value-type="float">
            <text:p>125</text:p>
          </table:table-cell>
          <table:table-cell table:formula="of:=([.G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SIN([.H27])" office:value-type="float" office:value="0.81914911807848" calcext:value-type="float">
            <text:p>0,82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([.M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COS([.N27])" office:value-type="float" office:value="-0.573580615390067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130" calcext:value-type="float">
            <text:p>130</text:p>
          </table:table-cell>
          <table:table-cell table:formula="of:=([.G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SIN([.H28])" office:value-type="float" office:value="0.76604103264381" calcext:value-type="float">
            <text:p>0,7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([.M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COS([.N28])" office:value-type="float" office:value="-0.642791674110675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135" calcext:value-type="float">
            <text:p>135</text:p>
          </table:table-cell>
          <table:table-cell table:formula="of:=([.G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SIN([.H29])" office:value-type="float" office:value="0.707102885153459" calcext:value-type="float">
            <text:p>0,7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([.M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COS([.N29])" office:value-type="float" office:value="-0.70711067719817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140" calcext:value-type="float">
            <text:p>140</text:p>
          </table:table-cell>
          <table:table-cell table:formula="of:=([.G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SIN([.H30])" office:value-type="float" office:value="0.642783232594156" calcext:value-type="float">
            <text:p>0,6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([.M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COS([.N30])" office:value-type="float" office:value="-0.766048115914273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145" calcext:value-type="float">
            <text:p>145</text:p>
          </table:table-cell>
          <table:table-cell table:formula="of:=([.G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SIN([.H31])" office:value-type="float" office:value="0.573571588647079" calcext:value-type="float">
            <text:p>0,5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([.M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COS([.N31])" office:value-type="float" office:value="-0.819155438666476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150" calcext:value-type="float">
            <text:p>150</text:p>
          </table:table-cell>
          <table:table-cell table:formula="of:=([.G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SIN([.H32])" office:value-type="float" office:value="0.499994698175742" calcext:value-type="float">
            <text:p>0,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([.M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COS([.N32])" office:value-type="float" office:value="-0.866028464772463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155" calcext:value-type="float">
            <text:p>155</text:p>
          </table:table-cell>
          <table:table-cell table:formula="of:=([.G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SIN([.H33])" office:value-type="float" office:value="0.422612528360796" calcext:value-type="float">
            <text:p>0,42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([.M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COS([.N33])" office:value-type="float" office:value="-0.90631046053352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160" calcext:value-type="float">
            <text:p>160</text:p>
          </table:table-cell>
          <table:table-cell table:formula="of:=([.G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SIN([.H34])" office:value-type="float" office:value="0.342014006991745" calcext:value-type="float">
            <text:p>0,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([.M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COS([.N34])" office:value-type="float" office:value="-0.939694854206114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165" calcext:value-type="float">
            <text:p>165</text:p>
          </table:table-cell>
          <table:table-cell table:formula="of:=([.G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SIN([.H35])" office:value-type="float" office:value="0.258812540349915" calcext:value-type="float">
            <text:p>0,26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([.M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COS([.N35])" office:value-type="float" office:value="-0.965927569208801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170" calcext:value-type="float">
            <text:p>170</text:p>
          </table:table-cell>
          <table:table-cell table:formula="of:=([.G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SIN([.H36])" office:value-type="float" office:value="0.173641344794452" calcext:value-type="float">
            <text:p>0,1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([.M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COS([.N36])" office:value-type="float" office:value="-0.984808957807541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75" calcext:value-type="float">
            <text:p>175</text:p>
          </table:table-cell>
          <table:table-cell table:formula="of:=([.G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SIN([.H37])" office:value-type="float" office:value="0.0871486275809512" calcext:value-type="float">
            <text:p>0,09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([.M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COS([.N37])" office:value-type="float" office:value="-0.996195320562567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0" calcext:value-type="float">
            <text:p>180</text:p>
          </table:table-cell>
          <table:table-cell table:formula="of:=([.G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SIN([.H38])" office:value-type="float" office:value="-0.00000734641020664359" calcext:value-type="float">
            <text:p>0,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([.M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COS([.N38])" office:value-type="float" office:value="-0.999999999973015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85" calcext:value-type="float">
            <text:p>185</text:p>
          </table:table-cell>
          <table:table-cell table:formula="of:=([.G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SIN([.H39])" office:value-type="float" office:value="-0.0871632644904852" calcext:value-type="float">
            <text:p>-0,09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([.M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COS([.N39])" office:value-type="float" office:value="-0.996194039995904" calcext:value-type="float">
            <text:p>-1,00</text:p>
          </table:table-cell>
        </table:table-row>
        <table:table-row table:style-name="ro2">
          <table:table-cell table:number-columns-repeated="6"/>
          <table:table-cell office:value-type="float" office:value="190" calcext:value-type="float">
            <text:p>190</text:p>
          </table:table-cell>
          <table:table-cell table:formula="of:=([.G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SIN([.H40])" office:value-type="float" office:value="-0.173655814396867" calcext:value-type="float">
            <text:p>-0,1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([.M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COS([.N40])" office:value-type="float" office:value="-0.984806406420146" calcext:value-type="float">
            <text:p>-0,98</text:p>
          </table:table-cell>
        </table:table-row>
        <table:table-row table:style-name="ro2">
          <table:table-cell table:number-columns-repeated="6"/>
          <table:table-cell office:value-type="float" office:value="195" calcext:value-type="float">
            <text:p>195</text:p>
          </table:table-cell>
          <table:table-cell table:formula="of:=([.G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SIN([.H41])" office:value-type="float" office:value="-0.258826732522285" calcext:value-type="float">
            <text:p>-0,2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([.M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COS([.N41])" office:value-type="float" office:value="-0.965923766418364" calcext:value-type="float">
            <text:p>-0,97</text:p>
          </table:table-cell>
        </table:table-row>
        <table:table-row table:style-name="ro2">
          <table:table-cell table:number-columns-repeated="6"/>
          <table:table-cell office:value-type="float" office:value="200" calcext:value-type="float">
            <text:p>200</text:p>
          </table:table-cell>
          <table:table-cell table:formula="of:=([.G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SIN([.H42])" office:value-type="float" office:value="-0.342027813722564" calcext:value-type="float">
            <text:p>-0,34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([.M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COS([.N42])" office:value-type="float" office:value="-0.939689828954301" calcext:value-type="float">
            <text:p>-0,94</text:p>
          </table:table-cell>
        </table:table-row>
        <table:table-row table:style-name="ro2">
          <table:table-cell table:number-columns-repeated="6"/>
          <table:table-cell office:value-type="float" office:value="205" calcext:value-type="float">
            <text:p>205</text:p>
          </table:table-cell>
          <table:table-cell table:formula="of:=([.G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SIN([.H43])" office:value-type="float" office:value="-0.422625844572014" calcext:value-type="float">
            <text:p>-0,4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([.M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COS([.N43])" office:value-type="float" office:value="-0.906304251065718" calcext:value-type="float">
            <text:p>-0,91</text:p>
          </table:table-cell>
        </table:table-row>
        <table:table-row table:style-name="ro2">
          <table:table-cell table:number-columns-repeated="6"/>
          <table:table-cell office:value-type="float" office:value="210" calcext:value-type="float">
            <text:p>210</text:p>
          </table:table-cell>
          <table:table-cell table:formula="of:=([.G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SIN([.H44])" office:value-type="float" office:value="-0.500007422522479" calcext:value-type="float">
            <text:p>-0,5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([.M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COS([.N44])" office:value-type="float" office:value="-0.866021118346676" calcext:value-type="float">
            <text:p>-0,87</text:p>
          </table:table-cell>
        </table:table-row>
        <table:table-row table:style-name="ro2">
          <table:table-cell table:number-columns-repeated="6"/>
          <table:table-cell office:value-type="float" office:value="215" calcext:value-type="float">
            <text:p>215</text:p>
          </table:table-cell>
          <table:table-cell table:formula="of:=([.G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SIN([.H45])" office:value-type="float" office:value="-0.573583624288919" calcext:value-type="float">
            <text:p>-0,57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([.M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COS([.N45])" office:value-type="float" office:value="-0.81914701119371" calcext:value-type="float">
            <text:p>-0,82</text:p>
          </table:table-cell>
        </table:table-row>
        <table:table-row table:style-name="ro2">
          <table:table-cell table:number-columns-repeated="6"/>
          <table:table-cell office:value-type="float" office:value="220" calcext:value-type="float">
            <text:p>220</text:p>
          </table:table-cell>
          <table:table-cell table:formula="of:=([.G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SIN([.H46])" office:value-type="float" office:value="-0.64279448793217" calcext:value-type="float">
            <text:p>-0,6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([.M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COS([.N46])" office:value-type="float" office:value="-0.766038671532984" calcext:value-type="float">
            <text:p>-0,77</text:p>
          </table:table-cell>
        </table:table-row>
        <table:table-row table:style-name="ro2">
          <table:table-cell table:number-columns-repeated="6"/>
          <table:table-cell office:value-type="float" office:value="225" calcext:value-type="float">
            <text:p>225</text:p>
          </table:table-cell>
          <table:table-cell table:formula="of:=([.G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SIN([.H47])" office:value-type="float" office:value="-0.707113274527326" calcext:value-type="float">
            <text:p>-0,7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([.M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COS([.N47])" office:value-type="float" office:value="-0.70710028778614" calcext:value-type="float">
            <text:p>-0,71</text:p>
          </table:table-cell>
        </table:table-row>
        <table:table-row table:style-name="ro2">
          <table:table-cell table:number-columns-repeated="6"/>
          <table:table-cell office:value-type="float" office:value="230" calcext:value-type="float">
            <text:p>230</text:p>
          </table:table-cell>
          <table:table-cell table:formula="of:=([.G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SIN([.H48])" office:value-type="float" office:value="-0.766050476983754" calcext:value-type="float">
            <text:p>-0,7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([.M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COS([.N48])" office:value-type="float" office:value="-0.642780418737972" calcext:value-type="float">
            <text:p>-0,64</text:p>
          </table:table-cell>
        </table:table-row>
        <table:table-row table:style-name="ro2">
          <table:table-cell table:number-columns-repeated="6"/>
          <table:table-cell office:value-type="float" office:value="235" calcext:value-type="float">
            <text:p>235</text:p>
          </table:table-cell>
          <table:table-cell table:formula="of:=([.G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SIN([.H49])" office:value-type="float" office:value="-0.819157545507036" calcext:value-type="float">
            <text:p>-0,8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([.M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COS([.N49])" office:value-type="float" office:value="-0.573568579717272" calcext:value-type="float">
            <text:p>-0,57</text:p>
          </table:table-cell>
        </table:table-row>
        <table:table-row table:style-name="ro2">
          <table:table-cell table:number-columns-repeated="6"/>
          <table:table-cell office:value-type="float" office:value="240" calcext:value-type="float">
            <text:p>240</text:p>
          </table:table-cell>
          <table:table-cell table:formula="of:=([.G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SIN([.H50])" office:value-type="float" office:value="-0.866030301349697" calcext:value-type="float">
            <text:p>-0,8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([.M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COS([.N50])" office:value-type="float" office:value="-0.499991517072193" calcext:value-type="float">
            <text:p>-0,50</text:p>
          </table:table-cell>
        </table:table-row>
        <table:table-row table:style-name="ro2">
          <table:table-cell table:number-columns-repeated="6"/>
          <table:table-cell office:value-type="float" office:value="245" calcext:value-type="float">
            <text:p>245</text:p>
          </table:table-cell>
          <table:table-cell table:formula="of:=([.G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SIN([.H51])" office:value-type="float" office:value="-0.90631201286991" calcext:value-type="float">
            <text:p>-0,9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([.M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COS([.N51])" office:value-type="float" office:value="-0.422609199293736" calcext:value-type="float">
            <text:p>-0,42</text:p>
          </table:table-cell>
        </table:table-row>
        <table:table-row table:style-name="ro2">
          <table:table-cell table:number-columns-repeated="6"/>
          <table:table-cell office:value-type="float" office:value="250" calcext:value-type="float">
            <text:p>250</text:p>
          </table:table-cell>
          <table:table-cell table:formula="of:=([.G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SIN([.H52])" office:value-type="float" office:value="-0.939696110487371" calcext:value-type="float">
            <text:p>-0,9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([.M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COS([.N52])" office:value-type="float" office:value="-0.342010555297503" calcext:value-type="float">
            <text:p>-0,34</text:p>
          </table:table-cell>
        </table:table-row>
        <table:table-row table:style-name="ro2">
          <table:table-cell table:number-columns-repeated="6"/>
          <table:table-cell office:value-type="float" office:value="255" calcext:value-type="float">
            <text:p>255</text:p>
          </table:table-cell>
          <table:table-cell table:formula="of:=([.G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SIN([.H53])" office:value-type="float" office:value="-0.965928519873829" calcext:value-type="float">
            <text:p>-0,97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([.M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COS([.N53])" office:value-type="float" office:value="-0.258808992298092" calcext:value-type="float">
            <text:p>-0,26</text:p>
          </table:table-cell>
        </table:table-row>
        <table:table-row table:style-name="ro2">
          <table:table-cell table:number-columns-repeated="6"/>
          <table:table-cell office:value-type="float" office:value="260" calcext:value-type="float">
            <text:p>260</text:p>
          </table:table-cell>
          <table:table-cell table:formula="of:=([.G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SIN([.H54])" office:value-type="float" office:value="-0.984809595621171" calcext:value-type="float">
            <text:p>-0,98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([.M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COS([.N54])" office:value-type="float" office:value="-0.17363772738799" calcext:value-type="float">
            <text:p>-0,17</text:p>
          </table:table-cell>
        </table:table-row>
        <table:table-row table:style-name="ro2">
          <table:table-cell table:number-columns-repeated="6"/>
          <table:table-cell office:value-type="float" office:value="265" calcext:value-type="float">
            <text:p>265</text:p>
          </table:table-cell>
          <table:table-cell table:formula="of:=([.G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SIN([.H55])" office:value-type="float" office:value="-0.996195640670631" calcext:value-type="float">
            <text:p>-1,00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([.M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COS([.N55])" office:value-type="float" office:value="-0.0871449683506277" calcext:value-type="float">
            <text:p>-0,09</text:p>
          </table:table-cell>
        </table:table-row>
        <table:table-row table:style-name="ro2">
          <table:table-cell table:number-columns-repeated="6"/>
          <table:table-cell office:value-type="float" office:value="270" calcext:value-type="float">
            <text:p>270</text:p>
          </table:table-cell>
          <table:table-cell table:formula="of:=([.G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SIN([.H56])" office:value-type="float" office:value="-0.999999999939284" calcext:value-type="float">
            <text:p>-1,0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([.M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COS([.N56])" office:value-type="float" office:value="0.0000110196153096194" calcext:value-type="float">
            <text:p>0,00</text:p>
          </table:table-cell>
        </table:table-row>
        <table:table-row table:style-name="ro2">
          <table:table-cell table:number-columns-repeated="6"/>
          <table:table-cell office:value-type="float" office:value="275" calcext:value-type="float">
            <text:p>275</text:p>
          </table:table-cell>
          <table:table-cell table:formula="of:=([.G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SIN([.H57])" office:value-type="float" office:value="-0.996193719820636" calcext:value-type="float">
            <text:p>-1,00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([.M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COS([.N57])" office:value-type="float" office:value="0.0871669237149286" calcext:value-type="float">
            <text:p>0,09</text:p>
          </table:table-cell>
        </table:table-row>
        <table:table-row table:style-name="ro2">
          <table:table-cell table:number-columns-repeated="6"/>
          <table:table-cell office:value-type="float" office:value="280" calcext:value-type="float">
            <text:p>280</text:p>
          </table:table-cell>
          <table:table-cell table:formula="of:=([.G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SIN([.H58])" office:value-type="float" office:value="-0.984805768540078" calcext:value-type="float">
            <text:p>-0,9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([.M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COS([.N58])" office:value-type="float" office:value="0.173659431791613" calcext:value-type="float">
            <text:p>0,17</text:p>
          </table:table-cell>
        </table:table-row>
        <table:table-row table:style-name="ro2">
          <table:table-cell table:number-columns-repeated="6"/>
          <table:table-cell office:value-type="float" office:value="285" calcext:value-type="float">
            <text:p>285</text:p>
          </table:table-cell>
          <table:table-cell table:formula="of:=([.G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SIN([.H59])" office:value-type="float" office:value="-0.965922815688172" calcext:value-type="float">
            <text:p>-0,97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([.M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COS([.N59])" office:value-type="float" office:value="0.258830280556647" calcext:value-type="float">
            <text:p>0,26</text:p>
          </table:table-cell>
        </table:table-row>
        <table:table-row table:style-name="ro2">
          <table:table-cell table:number-columns-repeated="6"/>
          <table:table-cell office:value-type="float" office:value="290" calcext:value-type="float">
            <text:p>290</text:p>
          </table:table-cell>
          <table:table-cell table:formula="of:=([.G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SIN([.H60])" office:value-type="float" office:value="-0.939688572609651" calcext:value-type="float">
            <text:p>-0,94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([.M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COS([.N60])" office:value-type="float" office:value="0.342031265393732" calcext:value-type="float">
            <text:p>0,34</text:p>
          </table:table-cell>
        </table:table-row>
        <table:table-row table:style-name="ro2">
          <table:table-cell table:number-columns-repeated="6"/>
          <table:table-cell office:value-type="float" office:value="295" calcext:value-type="float">
            <text:p>295</text:p>
          </table:table-cell>
          <table:table-cell table:formula="of:=([.G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SIN([.H61])" office:value-type="float" office:value="-0.906302698668194" calcext:value-type="float">
            <text:p>-0,9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([.M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COS([.N61])" office:value-type="float" office:value="0.422629173610564" calcext:value-type="float">
            <text:p>0,42</text:p>
          </table:table-cell>
        </table:table-row>
        <table:table-row table:style-name="ro2">
          <table:table-cell table:number-columns-repeated="6"/>
          <table:table-cell office:value-type="float" office:value="300" calcext:value-type="float">
            <text:p>300</text:p>
          </table:table-cell>
          <table:table-cell table:formula="of:=([.G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SIN([.H62])" office:value-type="float" office:value="-0.866019281711018" calcext:value-type="float">
            <text:p>-0,87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([.M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COS([.N62])" office:value-type="float" office:value="0.500010603592297" calcext:value-type="float">
            <text:p>0,50</text:p>
          </table:table-cell>
        </table:table-row>
        <table:table-row table:style-name="ro2">
          <table:table-cell table:number-columns-repeated="6"/>
          <table:table-cell office:value-type="float" office:value="305" calcext:value-type="float">
            <text:p>305</text:p>
          </table:table-cell>
          <table:table-cell table:formula="of:=([.G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SIN([.H63])" office:value-type="float" office:value="-0.819144904297888" calcext:value-type="float">
            <text:p>-0,82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([.M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COS([.N63])" office:value-type="float" office:value="0.573586633180031" calcext:value-type="float">
            <text:p>0,57</text:p>
          </table:table-cell>
        </table:table-row>
        <table:table-row table:style-name="ro2">
          <table:table-cell table:number-columns-repeated="6"/>
          <table:table-cell office:value-type="float" office:value="310" calcext:value-type="float">
            <text:p>310</text:p>
          </table:table-cell>
          <table:table-cell table:formula="of:=([.G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SIN([.H64])" office:value-type="float" office:value="-0.766036310411823" calcext:value-type="float">
            <text:p>-0,77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([.M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COS([.N64])" office:value-type="float" office:value="0.642797301744991" calcext:value-type="float">
            <text:p>0,64</text:p>
          </table:table-cell>
        </table:table-row>
        <table:table-row table:style-name="ro2">
          <table:table-cell table:number-columns-repeated="6"/>
          <table:table-cell office:value-type="float" office:value="315" calcext:value-type="float">
            <text:p>315</text:p>
          </table:table-cell>
          <table:table-cell table:formula="of:=([.G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SIN([.H65])" office:value-type="float" office:value="-0.707097690409281" calcext:value-type="float">
            <text:p>-0,71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([.M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COS([.N65])" office:value-type="float" office:value="0.707115871846941" calcext:value-type="float">
            <text:p>0,71</text:p>
          </table:table-cell>
        </table:table-row>
        <table:table-row table:style-name="ro2">
          <table:table-cell table:number-columns-repeated="6"/>
          <table:table-cell office:value-type="float" office:value="320" calcext:value-type="float">
            <text:p>320</text:p>
          </table:table-cell>
          <table:table-cell table:formula="of:=([.G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SIN([.H66])" office:value-type="float" office:value="-0.642777604873114" calcext:value-type="float">
            <text:p>-0,64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([.M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COS([.N66])" office:value-type="float" office:value="0.766052838042901" calcext:value-type="float">
            <text:p>0,77</text:p>
          </table:table-cell>
        </table:table-row>
        <table:table-row table:style-name="ro2">
          <table:table-cell table:number-columns-repeated="6"/>
          <table:table-cell office:value-type="float" office:value="325" calcext:value-type="float">
            <text:p>325</text:p>
          </table:table-cell>
          <table:table-cell table:formula="of:=([.G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SIN([.H67])" office:value-type="float" office:value="-0.573565570779726" calcext:value-type="float">
            <text:p>-0,57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([.M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COS([.N67])" office:value-type="float" office:value="0.819159652336544" calcext:value-type="float">
            <text:p>0,82</text:p>
          </table:table-cell>
        </table:table-row>
        <table:table-row table:style-name="ro2">
          <table:table-cell table:number-columns-repeated="6"/>
          <table:table-cell office:value-type="float" office:value="330" calcext:value-type="float">
            <text:p>330</text:p>
          </table:table-cell>
          <table:table-cell table:formula="of:=([.G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SIN([.H68])" office:value-type="float" office:value="-0.499988335961897" calcext:value-type="float">
            <text:p>-0,5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([.M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COS([.N68])" office:value-type="float" office:value="0.866032137915247" calcext:value-type="float">
            <text:p>0,87</text:p>
          </table:table-cell>
        </table:table-row>
        <table:table-row table:style-name="ro2">
          <table:table-cell table:number-columns-repeated="6"/>
          <table:table-cell office:value-type="float" office:value="335" calcext:value-type="float">
            <text:p>335</text:p>
          </table:table-cell>
          <table:table-cell table:formula="of:=([.G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SIN([.H69])" office:value-type="float" office:value="-0.422605870220974" calcext:value-type="float">
            <text:p>-0,42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([.M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COS([.N69])" office:value-type="float" office:value="0.906313565194063" calcext:value-type="float">
            <text:p>0,91</text:p>
          </table:table-cell>
        </table:table-row>
        <table:table-row table:style-name="ro2">
          <table:table-cell table:number-columns-repeated="6"/>
          <table:table-cell office:value-type="float" office:value="340" calcext:value-type="float">
            <text:p>340</text:p>
          </table:table-cell>
          <table:table-cell table:formula="of:=([.G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SIN([.H70])" office:value-type="float" office:value="-0.342007103598647" calcext:value-type="float">
            <text:p>-0,3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([.M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COS([.N70])" office:value-type="float" office:value="0.939697366755949" calcext:value-type="float">
            <text:p>0,94</text:p>
          </table:table-cell>
        </table:table-row>
        <table:table-row table:style-name="ro2">
          <table:table-cell table:number-columns-repeated="6"/>
          <table:table-cell office:value-type="float" office:value="345" calcext:value-type="float">
            <text:p>345</text:p>
          </table:table-cell>
          <table:table-cell table:formula="of:=([.G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SIN([.H71])" office:value-type="float" office:value="-0.258805444242778" calcext:value-type="float">
            <text:p>-0,26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([.M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COS([.N71])" office:value-type="float" office:value="0.965929470525824" calcext:value-type="float">
            <text:p>0,97</text:p>
          </table:table-cell>
        </table:table-row>
        <table:table-row table:style-name="ro2">
          <table:table-cell table:number-columns-repeated="6"/>
          <table:table-cell office:value-type="float" office:value="350" calcext:value-type="float">
            <text:p>350</text:p>
          </table:table-cell>
          <table:table-cell table:formula="of:=([.G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SIN([.H72])" office:value-type="float" office:value="-0.173634109979187" calcext:value-type="float">
            <text:p>-0,17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([.M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COS([.N72])" office:value-type="float" office:value="0.984810233421513" calcext:value-type="float">
            <text:p>0,98</text:p>
          </table:table-cell>
        </table:table-row>
        <table:table-row table:style-name="ro2">
          <table:table-cell table:number-columns-repeated="6"/>
          <table:table-cell office:value-type="float" office:value="355" calcext:value-type="float">
            <text:p>355</text:p>
          </table:table-cell>
          <table:table-cell table:formula="of:=([.G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SIN([.H73])" office:value-type="float" office:value="-0.0871413091191283" calcext:value-type="float">
            <text:p>-0,09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([.M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COS([.N73])" office:value-type="float" office:value="0.996195960765252" calcext:value-type="float">
            <text:p>1,00</text:p>
          </table:table-cell>
        </table:table-row>
        <table:table-row table:style-name="ro2">
          <table:table-cell table:number-columns-repeated="6"/>
          <table:table-cell office:value-type="float" office:value="360" calcext:value-type="float">
            <text:p>360</text:p>
          </table:table-cell>
          <table:table-cell table:formula="of:=([.G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SIN([.H74])" office:value-type="float" office:value="0.0000146928204128907" calcext:value-type="float">
            <text:p>0,0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([.M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COS([.N74])" office:value-type="float" office:value="0.999999999892061" calcext:value-type="float">
            <text:p>1,00</text:p>
          </table:table-cell>
        </table:table-row>
      </table:table>
      <table:table table:name="Sheet2" table:style-name="ta1">
        <table:shapes>
          <draw:frame draw:z-index="0" draw:style-name="gr1" draw:text-style-name="P1" svg:width="0.2cm" svg:height="0.474cm" svg:x="4.515cm" svg:y="0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6.169cm" svg:y="0.1cm">
            <draw:object draw:notify-on-update-of-ranges="Sheet2.C1:Sheet2.C1 Sheet2.C2:Sheet2.C74 Sheet2.D1:Sheet2.D1 Sheet2.D2:Sheet2.D74 Sheet2.E1:Sheet2.E1 Sheet2.E2:Sheet2.E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ángulo en grados</text:p>
          </table:table-cell>
          <table:table-cell table:style-name="ce1" office:value-type="string" calcext:value-type="string">
            <text:p>ángulo en radian</text:p>
          </table:table-cell>
          <table:table-cell table:style-name="ce1" office:value-type="string" calcext:value-type="string">
            <text:p>ángulo en grados</text:p>
          </table:table-cell>
          <table:table-cell table:style-name="Default" office:value-type="string" calcext:value-type="string">
            <text:p>U * sin <text:span text:style-name="T1">α</text:span></text:p>
          </table:table-cell>
          <table:table-cell table:style-name="Default" office:value-type="string" calcext:value-type="string">
            <text:p>I * sin <text:span text:style-name="T1">α</text:span>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A2]/360)*2*3.1416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10*SIN([.B2])" office:value-type="float" office:value="0" calcext:value-type="float">
            <text:p>0,00</text:p>
          </table:table-cell>
          <table:table-cell table:formula="of:=5*SIN([.B2])" office:value-type="float" office:value="0" calcext:value-type="float">
            <text:p>0,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A3]/360)*2*3.1416" office:value-type="float" office:value="0.0872666666666667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table:formula="of:=10*SIN([.B3])" office:value-type="float" office:value="0.871559460380702" calcext:value-type="float">
            <text:p>0,87</text:p>
          </table:table-cell>
          <table:table-cell table:formula="of:=5*SIN([.B3])" office:value-type="float" office:value="0.435779730190351" calcext:value-type="float">
            <text:p>0,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A4]/360)*2*3.1416" office:value-type="float" office:value="0.174533333333333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10*SIN([.B4])" office:value-type="float" office:value="1.73648579600345" calcext:value-type="float">
            <text:p>1,74</text:p>
          </table:table-cell>
          <table:table-cell table:formula="of:=5*SIN([.B4])" office:value-type="float" office:value="0.868242898001726" calcext:value-type="float">
            <text:p>0,8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A5]/360)*2*3.1416" office:value-type="float" office:value="0.2618" calcext:value-type="float">
            <text:p>0,26</text:p>
          </table:table-cell>
          <table:table-cell office:value-type="float" office:value="15" calcext:value-type="float">
            <text:p>15</text:p>
          </table:table-cell>
          <table:table-cell table:formula="of:=10*SIN([.B5])" office:value-type="float" office:value="2.58819636443085" calcext:value-type="float">
            <text:p>2,59</text:p>
          </table:table-cell>
          <table:table-cell table:formula="of:=5*SIN([.B5])" office:value-type="float" office:value="1.29409818221542" calcext:value-type="float">
            <text:p>1,2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A6]/360)*2*3.1416" office:value-type="float" office:value="0.349066666666667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formula="of:=10*SIN([.B6])" office:value-type="float" office:value="3.42020910366384" calcext:value-type="float">
            <text:p>3,42</text:p>
          </table:table-cell>
          <table:table-cell table:formula="of:=5*SIN([.B6])" office:value-type="float" office:value="1.71010455183192" calcext:value-type="float">
            <text:p>1,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A7]/360)*2*3.1416" office:value-type="float" office:value="0.436333333333333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table:formula="of:=10*SIN([.B7])" office:value-type="float" office:value="4.2261918647781" calcext:value-type="float">
            <text:p>4,23</text:p>
          </table:table-cell>
          <table:table-cell table:formula="of:=5*SIN([.B7])" office:value-type="float" office:value="2.11309593238905" calcext:value-type="float">
            <text:p>2,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A8]/360)*2*3.1416" office:value-type="float" office:value="0.5236" calcext:value-type="float">
            <text:p>0,52</text:p>
          </table:table-cell>
          <table:table-cell office:value-type="float" office:value="30" calcext:value-type="float">
            <text:p>30</text:p>
          </table:table-cell>
          <table:table-cell table:formula="of:=10*SIN([.B8])" office:value-type="float" office:value="5.00001060362603" calcext:value-type="float">
            <text:p>5,00</text:p>
          </table:table-cell>
          <table:table-cell table:formula="of:=5*SIN([.B8])" office:value-type="float" office:value="2.50000530181301" calcext:value-type="float">
            <text:p>2,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([.A9]/360)*2*3.1416" office:value-type="float" office:value="0.610866666666667" calcext:value-type="float">
            <text:p>0,61</text:p>
          </table:table-cell>
          <table:table-cell office:value-type="float" office:value="35" calcext:value-type="float">
            <text:p>35</text:p>
          </table:table-cell>
          <table:table-cell table:formula="of:=10*SIN([.B9])" office:value-type="float" office:value="5.73577606483477" calcext:value-type="float">
            <text:p>5,74</text:p>
          </table:table-cell>
          <table:table-cell table:formula="of:=5*SIN([.B9])" office:value-type="float" office:value="2.86788803241738" calcext:value-type="float">
            <text:p>2,8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A10]/360)*2*3.1416" office:value-type="float" office:value="0.698133333333333" calcext:value-type="float">
            <text:p>0,70</text:p>
          </table:table-cell>
          <table:table-cell office:value-type="float" office:value="40" calcext:value-type="float">
            <text:p>40</text:p>
          </table:table-cell>
          <table:table-cell table:formula="of:=10*SIN([.B10])" office:value-type="float" office:value="6.42788860280508" calcext:value-type="float">
            <text:p>6,43</text:p>
          </table:table-cell>
          <table:table-cell table:formula="of:=5*SIN([.B10])" office:value-type="float" office:value="3.21394430140254" calcext:value-type="float">
            <text:p>3,2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([.A11]/360)*2*3.1416" office:value-type="float" office:value="0.7854" calcext:value-type="float">
            <text:p>0,79</text:p>
          </table:table-cell>
          <table:table-cell office:value-type="float" office:value="45" calcext:value-type="float">
            <text:p>45</text:p>
          </table:table-cell>
          <table:table-cell table:formula="of:=10*SIN([.B11])" office:value-type="float" office:value="7.07108079859474" calcext:value-type="float">
            <text:p>7,07</text:p>
          </table:table-cell>
          <table:table-cell table:formula="of:=5*SIN([.B11])" office:value-type="float" office:value="3.53554039929737" calcext:value-type="float">
            <text:p>3,5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A12]/360)*2*3.1416" office:value-type="float" office:value="0.872666666666667" calcext:value-type="float">
            <text:p>0,87</text:p>
          </table:table-cell>
          <table:table-cell office:value-type="float" office:value="50" calcext:value-type="float">
            <text:p>50</text:p>
          </table:table-cell>
          <table:table-cell table:formula="of:=10*SIN([.B12])" office:value-type="float" office:value="7.66045754834454" calcext:value-type="float">
            <text:p>7,66</text:p>
          </table:table-cell>
          <table:table-cell table:formula="of:=5*SIN([.B12])" office:value-type="float" office:value="3.83022877417227" calcext:value-type="float">
            <text:p>3,8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([.A13]/360)*2*3.1416" office:value-type="float" office:value="0.959933333333333" calcext:value-type="float">
            <text:p>0,96</text:p>
          </table:table-cell>
          <table:table-cell office:value-type="float" office:value="55" calcext:value-type="float">
            <text:p>55</text:p>
          </table:table-cell>
          <table:table-cell table:formula="of:=10*SIN([.B13])" office:value-type="float" office:value="8.19153331814863" calcext:value-type="float">
            <text:p>8,19</text:p>
          </table:table-cell>
          <table:table-cell table:formula="of:=5*SIN([.B13])" office:value-type="float" office:value="4.09576665907431" calcext:value-type="float">
            <text:p>4,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A14]/360)*2*3.1416" office:value-type="float" office:value="1.0472" calcext:value-type="float">
            <text:p>1,05</text:p>
          </table:table-cell>
          <table:table-cell office:value-type="float" office:value="60" calcext:value-type="float">
            <text:p>60</text:p>
          </table:table-cell>
          <table:table-cell table:formula="of:=10*SIN([.B14])" office:value-type="float" office:value="8.66026628183543" calcext:value-type="float">
            <text:p>8,66</text:p>
          </table:table-cell>
          <table:table-cell table:formula="of:=5*SIN([.B14])" office:value-type="float" office:value="4.33013314091772" calcext:value-type="float">
            <text:p>4,3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([.A15]/360)*2*3.1416" office:value-type="float" office:value="1.13446666666667" calcext:value-type="float">
            <text:p>1,13</text:p>
          </table:table-cell>
          <table:table-cell office:value-type="float" office:value="65" calcext:value-type="float">
            <text:p>65</text:p>
          </table:table-cell>
          <table:table-cell table:formula="of:=10*SIN([.B15])" office:value-type="float" office:value="9.06308908184918" calcext:value-type="float">
            <text:p>9,06</text:p>
          </table:table-cell>
          <table:table-cell table:formula="of:=5*SIN([.B15])" office:value-type="float" office:value="4.53154454092459" calcext:value-type="float">
            <text:p>4,5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A16]/360)*2*3.1416" office:value-type="float" office:value="1.22173333333333" calcext:value-type="float">
            <text:p>1,22</text:p>
          </table:table-cell>
          <table:table-cell office:value-type="float" office:value="70" calcext:value-type="float">
            <text:p>70</text:p>
          </table:table-cell>
          <table:table-cell table:formula="of:=10*SIN([.B16])" office:value-type="float" office:value="9.39693597912179" calcext:value-type="float">
            <text:p>9,40</text:p>
          </table:table-cell>
          <table:table-cell table:formula="of:=5*SIN([.B16])" office:value-type="float" office:value="4.6984679895609" calcext:value-type="float">
            <text:p>4,7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([.A17]/360)*2*3.1416" office:value-type="float" office:value="1.309" calcext:value-type="float">
            <text:p>1,31</text:p>
          </table:table-cell>
          <table:table-cell office:value-type="float" office:value="75" calcext:value-type="float">
            <text:p>75</text:p>
          </table:table-cell>
          <table:table-cell table:formula="of:=10*SIN([.B17])" office:value-type="float" office:value="9.65926618530741" calcext:value-type="float">
            <text:p>9,66</text:p>
          </table:table-cell>
          <table:table-cell table:formula="of:=5*SIN([.B17])" office:value-type="float" office:value="4.8296330926537" calcext:value-type="float">
            <text:p>4,8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A18]/360)*2*3.1416" office:value-type="float" office:value="1.39626666666667" calcext:value-type="float">
            <text:p>1,40</text:p>
          </table:table-cell>
          <table:table-cell office:value-type="float" office:value="80" calcext:value-type="float">
            <text:p>80</text:p>
          </table:table-cell>
          <table:table-cell table:formula="of:=10*SIN([.B18])" office:value-type="float" office:value="9.84808319980623" calcext:value-type="float">
            <text:p>9,85</text:p>
          </table:table-cell>
          <table:table-cell table:formula="of:=5*SIN([.B18])" office:value-type="float" office:value="4.92404159990311" calcext:value-type="float">
            <text:p>4,9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([.A19]/360)*2*3.1416" office:value-type="float" office:value="1.48353333333333" calcext:value-type="float">
            <text:p>1,48</text:p>
          </table:table-cell>
          <table:table-cell office:value-type="float" office:value="85" calcext:value-type="float">
            <text:p>85</text:p>
          </table:table-cell>
          <table:table-cell table:formula="of:=10*SIN([.B19])" office:value-type="float" office:value="9.96195000441064" calcext:value-type="float">
            <text:p>9,96</text:p>
          </table:table-cell>
          <table:table-cell table:formula="of:=5*SIN([.B19])" office:value-type="float" office:value="4.98097500220532" calcext:value-type="float">
            <text:p>4,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A20]/360)*2*3.1416" office:value-type="float" office:value="1.5708" calcext:value-type="float">
            <text:p>1,57</text:p>
          </table:table-cell>
          <table:table-cell office:value-type="float" office:value="90" calcext:value-type="float">
            <text:p>90</text:p>
          </table:table-cell>
          <table:table-cell table:formula="of:=10*SIN([.B20])" office:value-type="float" office:value="9.99999999993254" calcext:value-type="float">
            <text:p>10,00</text:p>
          </table:table-cell>
          <table:table-cell table:formula="of:=5*SIN([.B20])" office:value-type="float" office:value="4.99999999996627" calcext:value-type="float">
            <text:p>5,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([.A21]/360)*2*3.1416" office:value-type="float" office:value="1.65806666666667" calcext:value-type="float">
            <text:p>1,66</text:p>
          </table:table-cell>
          <table:table-cell office:value-type="float" office:value="95" calcext:value-type="float">
            <text:p>95</text:p>
          </table:table-cell>
          <table:table-cell table:formula="of:=10*SIN([.B21])" office:value-type="float" office:value="9.96194360157732" calcext:value-type="float">
            <text:p>9,96</text:p>
          </table:table-cell>
          <table:table-cell table:formula="of:=5*SIN([.B21])" office:value-type="float" office:value="4.98097180078866" calcext:value-type="float">
            <text:p>4,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A22]/360)*2*3.1416" office:value-type="float" office:value="1.74533333333333" calcext:value-type="float">
            <text:p>1,75</text:p>
          </table:table-cell>
          <table:table-cell office:value-type="float" office:value="100" calcext:value-type="float">
            <text:p>100</text:p>
          </table:table-cell>
          <table:table-cell table:formula="of:=10*SIN([.B22])" office:value-type="float" office:value="9.84807044286925" calcext:value-type="float">
            <text:p>9,85</text:p>
          </table:table-cell>
          <table:table-cell table:formula="of:=5*SIN([.B22])" office:value-type="float" office:value="4.92403522143463" calcext:value-type="float">
            <text:p>4,9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([.A23]/360)*2*3.1416" office:value-type="float" office:value="1.8326" calcext:value-type="float">
            <text:p>1,83</text:p>
          </table:table-cell>
          <table:table-cell office:value-type="float" office:value="105" calcext:value-type="float">
            <text:p>105</text:p>
          </table:table-cell>
          <table:table-cell table:formula="of:=10*SIN([.B23])" office:value-type="float" office:value="9.65924717135522" calcext:value-type="float">
            <text:p>9,66</text:p>
          </table:table-cell>
          <table:table-cell table:formula="of:=5*SIN([.B23])" office:value-type="float" office:value="4.82962358567761" calcext:value-type="float">
            <text:p>4,8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[.A24]/360)*2*3.1416" office:value-type="float" office:value="1.91986666666667" calcext:value-type="float">
            <text:p>1,92</text:p>
          </table:table-cell>
          <table:table-cell office:value-type="float" office:value="110" calcext:value-type="float">
            <text:p>110</text:p>
          </table:table-cell>
          <table:table-cell table:formula="of:=10*SIN([.B24])" office:value-type="float" office:value="9.39691085286272" calcext:value-type="float">
            <text:p>9,40</text:p>
          </table:table-cell>
          <table:table-cell table:formula="of:=5*SIN([.B24])" office:value-type="float" office:value="4.69845542643136" calcext:value-type="float">
            <text:p>4,7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([.A25]/360)*2*3.1416" office:value-type="float" office:value="2.00713333333333" calcext:value-type="float">
            <text:p>2,01</text:p>
          </table:table-cell>
          <table:table-cell office:value-type="float" office:value="115" calcext:value-type="float">
            <text:p>115</text:p>
          </table:table-cell>
          <table:table-cell table:formula="of:=10*SIN([.B25])" office:value-type="float" office:value="9.06305803451013" calcext:value-type="float">
            <text:p>9,06</text:p>
          </table:table-cell>
          <table:table-cell table:formula="of:=5*SIN([.B25])" office:value-type="float" office:value="4.53152901725506" calcext:value-type="float">
            <text:p>4,5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[.A26]/360)*2*3.1416" office:value-type="float" office:value="2.0944" calcext:value-type="float">
            <text:p>2,09</text:p>
          </table:table-cell>
          <table:table-cell office:value-type="float" office:value="120" calcext:value-type="float">
            <text:p>120</text:p>
          </table:table-cell>
          <table:table-cell table:formula="of:=10*SIN([.B26])" office:value-type="float" office:value="8.6602295497065" calcext:value-type="float">
            <text:p>8,66</text:p>
          </table:table-cell>
          <table:table-cell table:formula="of:=5*SIN([.B26])" office:value-type="float" office:value="4.33011477485325" calcext:value-type="float">
            <text:p>4,33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([.A27]/360)*2*3.1416" office:value-type="float" office:value="2.18166666666667" calcext:value-type="float">
            <text:p>2,18</text:p>
          </table:table-cell>
          <table:table-cell office:value-type="float" office:value="125" calcext:value-type="float">
            <text:p>125</text:p>
          </table:table-cell>
          <table:table-cell table:formula="of:=10*SIN([.B27])" office:value-type="float" office:value="8.1914911807848" calcext:value-type="float">
            <text:p>8,19</text:p>
          </table:table-cell>
          <table:table-cell table:formula="of:=5*SIN([.B27])" office:value-type="float" office:value="4.0957455903924" calcext:value-type="float">
            <text:p>4,1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([.A28]/360)*2*3.1416" office:value-type="float" office:value="2.26893333333333" calcext:value-type="float">
            <text:p>2,27</text:p>
          </table:table-cell>
          <table:table-cell office:value-type="float" office:value="130" calcext:value-type="float">
            <text:p>130</text:p>
          </table:table-cell>
          <table:table-cell table:formula="of:=10*SIN([.B28])" office:value-type="float" office:value="7.6604103264381" calcext:value-type="float">
            <text:p>7,66</text:p>
          </table:table-cell>
          <table:table-cell table:formula="of:=5*SIN([.B28])" office:value-type="float" office:value="3.83020516321905" calcext:value-type="float">
            <text:p>3,83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([.A29]/360)*2*3.1416" office:value-type="float" office:value="2.3562" calcext:value-type="float">
            <text:p>2,36</text:p>
          </table:table-cell>
          <table:table-cell office:value-type="float" office:value="135" calcext:value-type="float">
            <text:p>135</text:p>
          </table:table-cell>
          <table:table-cell table:formula="of:=10*SIN([.B29])" office:value-type="float" office:value="7.07102885153459" calcext:value-type="float">
            <text:p>7,07</text:p>
          </table:table-cell>
          <table:table-cell table:formula="of:=5*SIN([.B29])" office:value-type="float" office:value="3.53551442576729" calcext:value-type="float">
            <text:p>3,5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([.A30]/360)*2*3.1416" office:value-type="float" office:value="2.44346666666667" calcext:value-type="float">
            <text:p>2,44</text:p>
          </table:table-cell>
          <table:table-cell office:value-type="float" office:value="140" calcext:value-type="float">
            <text:p>140</text:p>
          </table:table-cell>
          <table:table-cell table:formula="of:=10*SIN([.B30])" office:value-type="float" office:value="6.42783232594156" calcext:value-type="float">
            <text:p>6,43</text:p>
          </table:table-cell>
          <table:table-cell table:formula="of:=5*SIN([.B30])" office:value-type="float" office:value="3.21391616297078" calcext:value-type="float">
            <text:p>3,2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([.A31]/360)*2*3.1416" office:value-type="float" office:value="2.53073333333333" calcext:value-type="float">
            <text:p>2,53</text:p>
          </table:table-cell>
          <table:table-cell office:value-type="float" office:value="145" calcext:value-type="float">
            <text:p>145</text:p>
          </table:table-cell>
          <table:table-cell table:formula="of:=10*SIN([.B31])" office:value-type="float" office:value="5.73571588647079" calcext:value-type="float">
            <text:p>5,74</text:p>
          </table:table-cell>
          <table:table-cell table:formula="of:=5*SIN([.B31])" office:value-type="float" office:value="2.86785794323539" calcext:value-type="float">
            <text:p>2,87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([.A32]/360)*2*3.1416" office:value-type="float" office:value="2.618" calcext:value-type="float">
            <text:p>2,62</text:p>
          </table:table-cell>
          <table:table-cell office:value-type="float" office:value="150" calcext:value-type="float">
            <text:p>150</text:p>
          </table:table-cell>
          <table:table-cell table:formula="of:=10*SIN([.B32])" office:value-type="float" office:value="4.99994698175742" calcext:value-type="float">
            <text:p>5,00</text:p>
          </table:table-cell>
          <table:table-cell table:formula="of:=5*SIN([.B32])" office:value-type="float" office:value="2.49997349087871" calcext:value-type="float">
            <text:p>2,5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([.A33]/360)*2*3.1416" office:value-type="float" office:value="2.70526666666667" calcext:value-type="float">
            <text:p>2,71</text:p>
          </table:table-cell>
          <table:table-cell office:value-type="float" office:value="155" calcext:value-type="float">
            <text:p>155</text:p>
          </table:table-cell>
          <table:table-cell table:formula="of:=10*SIN([.B33])" office:value-type="float" office:value="4.22612528360796" calcext:value-type="float">
            <text:p>4,23</text:p>
          </table:table-cell>
          <table:table-cell table:formula="of:=5*SIN([.B33])" office:value-type="float" office:value="2.11306264180398" calcext:value-type="float">
            <text:p>2,1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([.A34]/360)*2*3.1416" office:value-type="float" office:value="2.79253333333333" calcext:value-type="float">
            <text:p>2,79</text:p>
          </table:table-cell>
          <table:table-cell office:value-type="float" office:value="160" calcext:value-type="float">
            <text:p>160</text:p>
          </table:table-cell>
          <table:table-cell table:formula="of:=10*SIN([.B34])" office:value-type="float" office:value="3.42014006991745" calcext:value-type="float">
            <text:p>3,42</text:p>
          </table:table-cell>
          <table:table-cell table:formula="of:=5*SIN([.B34])" office:value-type="float" office:value="1.71007003495873" calcext:value-type="float">
            <text:p>1,7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([.A35]/360)*2*3.1416" office:value-type="float" office:value="2.8798" calcext:value-type="float">
            <text:p>2,88</text:p>
          </table:table-cell>
          <table:table-cell office:value-type="float" office:value="165" calcext:value-type="float">
            <text:p>165</text:p>
          </table:table-cell>
          <table:table-cell table:formula="of:=10*SIN([.B35])" office:value-type="float" office:value="2.58812540349915" calcext:value-type="float">
            <text:p>2,59</text:p>
          </table:table-cell>
          <table:table-cell table:formula="of:=5*SIN([.B35])" office:value-type="float" office:value="1.29406270174958" calcext:value-type="float">
            <text:p>1,29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([.A36]/360)*2*3.1416" office:value-type="float" office:value="2.96706666666667" calcext:value-type="float">
            <text:p>2,97</text:p>
          </table:table-cell>
          <table:table-cell office:value-type="float" office:value="170" calcext:value-type="float">
            <text:p>170</text:p>
          </table:table-cell>
          <table:table-cell table:formula="of:=10*SIN([.B36])" office:value-type="float" office:value="1.73641344794452" calcext:value-type="float">
            <text:p>1,74</text:p>
          </table:table-cell>
          <table:table-cell table:formula="of:=5*SIN([.B36])" office:value-type="float" office:value="0.868206723972258" calcext:value-type="float">
            <text:p>0,87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([.A37]/360)*2*3.1416" office:value-type="float" office:value="3.05433333333333" calcext:value-type="float">
            <text:p>3,05</text:p>
          </table:table-cell>
          <table:table-cell office:value-type="float" office:value="175" calcext:value-type="float">
            <text:p>175</text:p>
          </table:table-cell>
          <table:table-cell table:formula="of:=10*SIN([.B37])" office:value-type="float" office:value="0.871486275809512" calcext:value-type="float">
            <text:p>0,87</text:p>
          </table:table-cell>
          <table:table-cell table:formula="of:=5*SIN([.B37])" office:value-type="float" office:value="0.435743137904756" calcext:value-type="float">
            <text:p>0,4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([.A38]/360)*2*3.1416" office:value-type="float" office:value="3.1416" calcext:value-type="float">
            <text:p>3,14</text:p>
          </table:table-cell>
          <table:table-cell office:value-type="float" office:value="180" calcext:value-type="float">
            <text:p>180</text:p>
          </table:table-cell>
          <table:table-cell table:formula="of:=10*SIN([.B38])" office:value-type="float" office:value="-0.0000734641020664359" calcext:value-type="float">
            <text:p>0,00</text:p>
          </table:table-cell>
          <table:table-cell table:formula="of:=5*SIN([.B38])" office:value-type="float" office:value="-0.0000367320510332179" calcext:value-type="float">
            <text:p>0,0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([.A39]/360)*2*3.1416" office:value-type="float" office:value="3.22886666666667" calcext:value-type="float">
            <text:p>3,23</text:p>
          </table:table-cell>
          <table:table-cell office:value-type="float" office:value="185" calcext:value-type="float">
            <text:p>185</text:p>
          </table:table-cell>
          <table:table-cell table:formula="of:=10*SIN([.B39])" office:value-type="float" office:value="-0.871632644904852" calcext:value-type="float">
            <text:p>-0,87</text:p>
          </table:table-cell>
          <table:table-cell table:formula="of:=5*SIN([.B39])" office:value-type="float" office:value="-0.435816322452426" calcext:value-type="float">
            <text:p>-0,44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([.A40]/360)*2*3.1416" office:value-type="float" office:value="3.31613333333333" calcext:value-type="float">
            <text:p>3,32</text:p>
          </table:table-cell>
          <table:table-cell office:value-type="float" office:value="190" calcext:value-type="float">
            <text:p>190</text:p>
          </table:table-cell>
          <table:table-cell table:formula="of:=10*SIN([.B40])" office:value-type="float" office:value="-1.73655814396867" calcext:value-type="float">
            <text:p>-1,74</text:p>
          </table:table-cell>
          <table:table-cell table:formula="of:=5*SIN([.B40])" office:value-type="float" office:value="-0.868279071984335" calcext:value-type="float">
            <text:p>-0,87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([.A41]/360)*2*3.1416" office:value-type="float" office:value="3.4034" calcext:value-type="float">
            <text:p>3,40</text:p>
          </table:table-cell>
          <table:table-cell office:value-type="float" office:value="195" calcext:value-type="float">
            <text:p>195</text:p>
          </table:table-cell>
          <table:table-cell table:formula="of:=10*SIN([.B41])" office:value-type="float" office:value="-2.58826732522285" calcext:value-type="float">
            <text:p>-2,59</text:p>
          </table:table-cell>
          <table:table-cell table:formula="of:=5*SIN([.B41])" office:value-type="float" office:value="-1.29413366261143" calcext:value-type="float">
            <text:p>-1,29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A42]/360)*2*3.1416" office:value-type="float" office:value="3.49066666666667" calcext:value-type="float">
            <text:p>3,49</text:p>
          </table:table-cell>
          <table:table-cell office:value-type="float" office:value="200" calcext:value-type="float">
            <text:p>200</text:p>
          </table:table-cell>
          <table:table-cell table:formula="of:=10*SIN([.B42])" office:value-type="float" office:value="-3.42027813722564" calcext:value-type="float">
            <text:p>-3,42</text:p>
          </table:table-cell>
          <table:table-cell table:formula="of:=5*SIN([.B42])" office:value-type="float" office:value="-1.71013906861282" calcext:value-type="float">
            <text:p>-1,7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([.A43]/360)*2*3.1416" office:value-type="float" office:value="3.57793333333333" calcext:value-type="float">
            <text:p>3,58</text:p>
          </table:table-cell>
          <table:table-cell office:value-type="float" office:value="205" calcext:value-type="float">
            <text:p>205</text:p>
          </table:table-cell>
          <table:table-cell table:formula="of:=10*SIN([.B43])" office:value-type="float" office:value="-4.22625844572014" calcext:value-type="float">
            <text:p>-4,23</text:p>
          </table:table-cell>
          <table:table-cell table:formula="of:=5*SIN([.B43])" office:value-type="float" office:value="-2.11312922286007" calcext:value-type="float">
            <text:p>-2,1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([.A44]/360)*2*3.1416" office:value-type="float" office:value="3.6652" calcext:value-type="float">
            <text:p>3,67</text:p>
          </table:table-cell>
          <table:table-cell office:value-type="float" office:value="210" calcext:value-type="float">
            <text:p>210</text:p>
          </table:table-cell>
          <table:table-cell table:formula="of:=10*SIN([.B44])" office:value-type="float" office:value="-5.00007422522479" calcext:value-type="float">
            <text:p>-5,00</text:p>
          </table:table-cell>
          <table:table-cell table:formula="of:=5*SIN([.B44])" office:value-type="float" office:value="-2.50003711261239" calcext:value-type="float">
            <text:p>-2,5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([.A45]/360)*2*3.1416" office:value-type="float" office:value="3.75246666666667" calcext:value-type="float">
            <text:p>3,75</text:p>
          </table:table-cell>
          <table:table-cell office:value-type="float" office:value="215" calcext:value-type="float">
            <text:p>215</text:p>
          </table:table-cell>
          <table:table-cell table:formula="of:=10*SIN([.B45])" office:value-type="float" office:value="-5.73583624288919" calcext:value-type="float">
            <text:p>-5,74</text:p>
          </table:table-cell>
          <table:table-cell table:formula="of:=5*SIN([.B45])" office:value-type="float" office:value="-2.86791812144459" calcext:value-type="float">
            <text:p>-2,87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([.A46]/360)*2*3.1416" office:value-type="float" office:value="3.83973333333333" calcext:value-type="float">
            <text:p>3,84</text:p>
          </table:table-cell>
          <table:table-cell office:value-type="float" office:value="220" calcext:value-type="float">
            <text:p>220</text:p>
          </table:table-cell>
          <table:table-cell table:formula="of:=10*SIN([.B46])" office:value-type="float" office:value="-6.4279448793217" calcext:value-type="float">
            <text:p>-6,43</text:p>
          </table:table-cell>
          <table:table-cell table:formula="of:=5*SIN([.B46])" office:value-type="float" office:value="-3.21397243966085" calcext:value-type="float">
            <text:p>-3,2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([.A47]/360)*2*3.1416" office:value-type="float" office:value="3.927" calcext:value-type="float">
            <text:p>3,93</text:p>
          </table:table-cell>
          <table:table-cell office:value-type="float" office:value="225" calcext:value-type="float">
            <text:p>225</text:p>
          </table:table-cell>
          <table:table-cell table:formula="of:=10*SIN([.B47])" office:value-type="float" office:value="-7.07113274527326" calcext:value-type="float">
            <text:p>-7,07</text:p>
          </table:table-cell>
          <table:table-cell table:formula="of:=5*SIN([.B47])" office:value-type="float" office:value="-3.53556637263663" calcext:value-type="float">
            <text:p>-3,54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([.A48]/360)*2*3.1416" office:value-type="float" office:value="4.01426666666667" calcext:value-type="float">
            <text:p>4,01</text:p>
          </table:table-cell>
          <table:table-cell office:value-type="float" office:value="230" calcext:value-type="float">
            <text:p>230</text:p>
          </table:table-cell>
          <table:table-cell table:formula="of:=10*SIN([.B48])" office:value-type="float" office:value="-7.66050476983755" calcext:value-type="float">
            <text:p>-7,66</text:p>
          </table:table-cell>
          <table:table-cell table:formula="of:=5*SIN([.B48])" office:value-type="float" office:value="-3.83025238491877" calcext:value-type="float">
            <text:p>-3,83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([.A49]/360)*2*3.1416" office:value-type="float" office:value="4.10153333333333" calcext:value-type="float">
            <text:p>4,10</text:p>
          </table:table-cell>
          <table:table-cell office:value-type="float" office:value="235" calcext:value-type="float">
            <text:p>235</text:p>
          </table:table-cell>
          <table:table-cell table:formula="of:=10*SIN([.B49])" office:value-type="float" office:value="-8.19157545507036" calcext:value-type="float">
            <text:p>-8,19</text:p>
          </table:table-cell>
          <table:table-cell table:formula="of:=5*SIN([.B49])" office:value-type="float" office:value="-4.09578772753518" calcext:value-type="float">
            <text:p>-4,1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([.A50]/360)*2*3.1416" office:value-type="float" office:value="4.1888" calcext:value-type="float">
            <text:p>4,19</text:p>
          </table:table-cell>
          <table:table-cell office:value-type="float" office:value="240" calcext:value-type="float">
            <text:p>240</text:p>
          </table:table-cell>
          <table:table-cell table:formula="of:=10*SIN([.B50])" office:value-type="float" office:value="-8.66030301349697" calcext:value-type="float">
            <text:p>-8,66</text:p>
          </table:table-cell>
          <table:table-cell table:formula="of:=5*SIN([.B50])" office:value-type="float" office:value="-4.33015150674849" calcext:value-type="float">
            <text:p>-4,33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([.A51]/360)*2*3.1416" office:value-type="float" office:value="4.27606666666667" calcext:value-type="float">
            <text:p>4,28</text:p>
          </table:table-cell>
          <table:table-cell office:value-type="float" office:value="245" calcext:value-type="float">
            <text:p>245</text:p>
          </table:table-cell>
          <table:table-cell table:formula="of:=10*SIN([.B51])" office:value-type="float" office:value="-9.0631201286991" calcext:value-type="float">
            <text:p>-9,06</text:p>
          </table:table-cell>
          <table:table-cell table:formula="of:=5*SIN([.B51])" office:value-type="float" office:value="-4.53156006434955" calcext:value-type="float">
            <text:p>-4,53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([.A52]/360)*2*3.1416" office:value-type="float" office:value="4.36333333333333" calcext:value-type="float">
            <text:p>4,36</text:p>
          </table:table-cell>
          <table:table-cell office:value-type="float" office:value="250" calcext:value-type="float">
            <text:p>250</text:p>
          </table:table-cell>
          <table:table-cell table:formula="of:=10*SIN([.B52])" office:value-type="float" office:value="-9.39696110487371" calcext:value-type="float">
            <text:p>-9,40</text:p>
          </table:table-cell>
          <table:table-cell table:formula="of:=5*SIN([.B52])" office:value-type="float" office:value="-4.69848055243686" calcext:value-type="float">
            <text:p>-4,7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([.A53]/360)*2*3.1416" office:value-type="float" office:value="4.4506" calcext:value-type="float">
            <text:p>4,45</text:p>
          </table:table-cell>
          <table:table-cell office:value-type="float" office:value="255" calcext:value-type="float">
            <text:p>255</text:p>
          </table:table-cell>
          <table:table-cell table:formula="of:=10*SIN([.B53])" office:value-type="float" office:value="-9.65928519873829" calcext:value-type="float">
            <text:p>-9,66</text:p>
          </table:table-cell>
          <table:table-cell table:formula="of:=5*SIN([.B53])" office:value-type="float" office:value="-4.82964259936915" calcext:value-type="float">
            <text:p>-4,83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([.A54]/360)*2*3.1416" office:value-type="float" office:value="4.53786666666667" calcext:value-type="float">
            <text:p>4,54</text:p>
          </table:table-cell>
          <table:table-cell office:value-type="float" office:value="260" calcext:value-type="float">
            <text:p>260</text:p>
          </table:table-cell>
          <table:table-cell table:formula="of:=10*SIN([.B54])" office:value-type="float" office:value="-9.84809595621171" calcext:value-type="float">
            <text:p>-9,85</text:p>
          </table:table-cell>
          <table:table-cell table:formula="of:=5*SIN([.B54])" office:value-type="float" office:value="-4.92404797810585" calcext:value-type="float">
            <text:p>-4,92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([.A55]/360)*2*3.1416" office:value-type="float" office:value="4.62513333333333" calcext:value-type="float">
            <text:p>4,63</text:p>
          </table:table-cell>
          <table:table-cell office:value-type="float" office:value="265" calcext:value-type="float">
            <text:p>265</text:p>
          </table:table-cell>
          <table:table-cell table:formula="of:=10*SIN([.B55])" office:value-type="float" office:value="-9.96195640670631" calcext:value-type="float">
            <text:p>-9,96</text:p>
          </table:table-cell>
          <table:table-cell table:formula="of:=5*SIN([.B55])" office:value-type="float" office:value="-4.98097820335315" calcext:value-type="float">
            <text:p>-4,98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([.A56]/360)*2*3.1416" office:value-type="float" office:value="4.7124" calcext:value-type="float">
            <text:p>4,71</text:p>
          </table:table-cell>
          <table:table-cell office:value-type="float" office:value="270" calcext:value-type="float">
            <text:p>270</text:p>
          </table:table-cell>
          <table:table-cell table:formula="of:=10*SIN([.B56])" office:value-type="float" office:value="-9.99999999939284" calcext:value-type="float">
            <text:p>-10,00</text:p>
          </table:table-cell>
          <table:table-cell table:formula="of:=5*SIN([.B56])" office:value-type="float" office:value="-4.99999999969642" calcext:value-type="float">
            <text:p>-5,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([.A57]/360)*2*3.1416" office:value-type="float" office:value="4.79966666666667" calcext:value-type="float">
            <text:p>4,80</text:p>
          </table:table-cell>
          <table:table-cell office:value-type="float" office:value="275" calcext:value-type="float">
            <text:p>275</text:p>
          </table:table-cell>
          <table:table-cell table:formula="of:=10*SIN([.B57])" office:value-type="float" office:value="-9.96193719820636" calcext:value-type="float">
            <text:p>-9,96</text:p>
          </table:table-cell>
          <table:table-cell table:formula="of:=5*SIN([.B57])" office:value-type="float" office:value="-4.98096859910318" calcext:value-type="float">
            <text:p>-4,9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([.A58]/360)*2*3.1416" office:value-type="float" office:value="4.88693333333333" calcext:value-type="float">
            <text:p>4,89</text:p>
          </table:table-cell>
          <table:table-cell office:value-type="float" office:value="280" calcext:value-type="float">
            <text:p>280</text:p>
          </table:table-cell>
          <table:table-cell table:formula="of:=10*SIN([.B58])" office:value-type="float" office:value="-9.84805768540078" calcext:value-type="float">
            <text:p>-9,85</text:p>
          </table:table-cell>
          <table:table-cell table:formula="of:=5*SIN([.B58])" office:value-type="float" office:value="-4.92402884270039" calcext:value-type="float">
            <text:p>-4,92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([.A59]/360)*2*3.1416" office:value-type="float" office:value="4.9742" calcext:value-type="float">
            <text:p>4,97</text:p>
          </table:table-cell>
          <table:table-cell office:value-type="float" office:value="285" calcext:value-type="float">
            <text:p>285</text:p>
          </table:table-cell>
          <table:table-cell table:formula="of:=10*SIN([.B59])" office:value-type="float" office:value="-9.65922815688172" calcext:value-type="float">
            <text:p>-9,66</text:p>
          </table:table-cell>
          <table:table-cell table:formula="of:=5*SIN([.B59])" office:value-type="float" office:value="-4.82961407844086" calcext:value-type="float">
            <text:p>-4,8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([.A60]/360)*2*3.1416" office:value-type="float" office:value="5.06146666666667" calcext:value-type="float">
            <text:p>5,06</text:p>
          </table:table-cell>
          <table:table-cell office:value-type="float" office:value="290" calcext:value-type="float">
            <text:p>290</text:p>
          </table:table-cell>
          <table:table-cell table:formula="of:=10*SIN([.B60])" office:value-type="float" office:value="-9.39688572609651" calcext:value-type="float">
            <text:p>-9,40</text:p>
          </table:table-cell>
          <table:table-cell table:formula="of:=5*SIN([.B60])" office:value-type="float" office:value="-4.69844286304825" calcext:value-type="float">
            <text:p>-4,7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([.A61]/360)*2*3.1416" office:value-type="float" office:value="5.14873333333333" calcext:value-type="float">
            <text:p>5,15</text:p>
          </table:table-cell>
          <table:table-cell office:value-type="float" office:value="295" calcext:value-type="float">
            <text:p>295</text:p>
          </table:table-cell>
          <table:table-cell table:formula="of:=10*SIN([.B61])" office:value-type="float" office:value="-9.06302698668194" calcext:value-type="float">
            <text:p>-9,06</text:p>
          </table:table-cell>
          <table:table-cell table:formula="of:=5*SIN([.B61])" office:value-type="float" office:value="-4.53151349334097" calcext:value-type="float">
            <text:p>-4,53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([.A62]/360)*2*3.1416" office:value-type="float" office:value="5.236" calcext:value-type="float">
            <text:p>5,24</text:p>
          </table:table-cell>
          <table:table-cell office:value-type="float" office:value="300" calcext:value-type="float">
            <text:p>300</text:p>
          </table:table-cell>
          <table:table-cell table:formula="of:=10*SIN([.B62])" office:value-type="float" office:value="-8.66019281711018" calcext:value-type="float">
            <text:p>-8,66</text:p>
          </table:table-cell>
          <table:table-cell table:formula="of:=5*SIN([.B62])" office:value-type="float" office:value="-4.33009640855509" calcext:value-type="float">
            <text:p>-4,33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([.A63]/360)*2*3.1416" office:value-type="float" office:value="5.32326666666667" calcext:value-type="float">
            <text:p>5,32</text:p>
          </table:table-cell>
          <table:table-cell office:value-type="float" office:value="305" calcext:value-type="float">
            <text:p>305</text:p>
          </table:table-cell>
          <table:table-cell table:formula="of:=10*SIN([.B63])" office:value-type="float" office:value="-8.19144904297889" calcext:value-type="float">
            <text:p>-8,19</text:p>
          </table:table-cell>
          <table:table-cell table:formula="of:=5*SIN([.B63])" office:value-type="float" office:value="-4.09572452148944" calcext:value-type="float">
            <text:p>-4,1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([.A64]/360)*2*3.1416" office:value-type="float" office:value="5.41053333333333" calcext:value-type="float">
            <text:p>5,41</text:p>
          </table:table-cell>
          <table:table-cell office:value-type="float" office:value="310" calcext:value-type="float">
            <text:p>310</text:p>
          </table:table-cell>
          <table:table-cell table:formula="of:=10*SIN([.B64])" office:value-type="float" office:value="-7.66036310411823" calcext:value-type="float">
            <text:p>-7,66</text:p>
          </table:table-cell>
          <table:table-cell table:formula="of:=5*SIN([.B64])" office:value-type="float" office:value="-3.83018155205912" calcext:value-type="float">
            <text:p>-3,8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([.A65]/360)*2*3.1416" office:value-type="float" office:value="5.4978" calcext:value-type="float">
            <text:p>5,50</text:p>
          </table:table-cell>
          <table:table-cell office:value-type="float" office:value="315" calcext:value-type="float">
            <text:p>315</text:p>
          </table:table-cell>
          <table:table-cell table:formula="of:=10*SIN([.B65])" office:value-type="float" office:value="-7.07097690409281" calcext:value-type="float">
            <text:p>-7,07</text:p>
          </table:table-cell>
          <table:table-cell table:formula="of:=5*SIN([.B65])" office:value-type="float" office:value="-3.53548845204641" calcext:value-type="float">
            <text:p>-3,54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([.A66]/360)*2*3.1416" office:value-type="float" office:value="5.58506666666667" calcext:value-type="float">
            <text:p>5,59</text:p>
          </table:table-cell>
          <table:table-cell office:value-type="float" office:value="320" calcext:value-type="float">
            <text:p>320</text:p>
          </table:table-cell>
          <table:table-cell table:formula="of:=10*SIN([.B66])" office:value-type="float" office:value="-6.42777604873114" calcext:value-type="float">
            <text:p>-6,43</text:p>
          </table:table-cell>
          <table:table-cell table:formula="of:=5*SIN([.B66])" office:value-type="float" office:value="-3.21388802436557" calcext:value-type="float">
            <text:p>-3,2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([.A67]/360)*2*3.1416" office:value-type="float" office:value="5.67233333333333" calcext:value-type="float">
            <text:p>5,67</text:p>
          </table:table-cell>
          <table:table-cell office:value-type="float" office:value="325" calcext:value-type="float">
            <text:p>325</text:p>
          </table:table-cell>
          <table:table-cell table:formula="of:=10*SIN([.B67])" office:value-type="float" office:value="-5.73565570779726" calcext:value-type="float">
            <text:p>-5,74</text:p>
          </table:table-cell>
          <table:table-cell table:formula="of:=5*SIN([.B67])" office:value-type="float" office:value="-2.86782785389863" calcext:value-type="float">
            <text:p>-2,8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([.A68]/360)*2*3.1416" office:value-type="float" office:value="5.7596" calcext:value-type="float">
            <text:p>5,76</text:p>
          </table:table-cell>
          <table:table-cell office:value-type="float" office:value="330" calcext:value-type="float">
            <text:p>330</text:p>
          </table:table-cell>
          <table:table-cell table:formula="of:=10*SIN([.B68])" office:value-type="float" office:value="-4.99988335961897" calcext:value-type="float">
            <text:p>-5,00</text:p>
          </table:table-cell>
          <table:table-cell table:formula="of:=5*SIN([.B68])" office:value-type="float" office:value="-2.49994167980949" calcext:value-type="float">
            <text:p>-2,5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([.A69]/360)*2*3.1416" office:value-type="float" office:value="5.84686666666667" calcext:value-type="float">
            <text:p>5,85</text:p>
          </table:table-cell>
          <table:table-cell office:value-type="float" office:value="335" calcext:value-type="float">
            <text:p>335</text:p>
          </table:table-cell>
          <table:table-cell table:formula="of:=10*SIN([.B69])" office:value-type="float" office:value="-4.22605870220974" calcext:value-type="float">
            <text:p>-4,23</text:p>
          </table:table-cell>
          <table:table-cell table:formula="of:=5*SIN([.B69])" office:value-type="float" office:value="-2.11302935110487" calcext:value-type="float">
            <text:p>-2,1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([.A70]/360)*2*3.1416" office:value-type="float" office:value="5.93413333333333" calcext:value-type="float">
            <text:p>5,93</text:p>
          </table:table-cell>
          <table:table-cell office:value-type="float" office:value="340" calcext:value-type="float">
            <text:p>340</text:p>
          </table:table-cell>
          <table:table-cell table:formula="of:=10*SIN([.B70])" office:value-type="float" office:value="-3.42007103598647" calcext:value-type="float">
            <text:p>-3,42</text:p>
          </table:table-cell>
          <table:table-cell table:formula="of:=5*SIN([.B70])" office:value-type="float" office:value="-1.71003551799324" calcext:value-type="float">
            <text:p>-1,7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([.A71]/360)*2*3.1416" office:value-type="float" office:value="6.0214" calcext:value-type="float">
            <text:p>6,02</text:p>
          </table:table-cell>
          <table:table-cell office:value-type="float" office:value="345" calcext:value-type="float">
            <text:p>345</text:p>
          </table:table-cell>
          <table:table-cell table:formula="of:=10*SIN([.B71])" office:value-type="float" office:value="-2.58805444242778" calcext:value-type="float">
            <text:p>-2,59</text:p>
          </table:table-cell>
          <table:table-cell table:formula="of:=5*SIN([.B71])" office:value-type="float" office:value="-1.29402722121389" calcext:value-type="float">
            <text:p>-1,29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([.A72]/360)*2*3.1416" office:value-type="float" office:value="6.10866666666667" calcext:value-type="float">
            <text:p>6,11</text:p>
          </table:table-cell>
          <table:table-cell office:value-type="float" office:value="350" calcext:value-type="float">
            <text:p>350</text:p>
          </table:table-cell>
          <table:table-cell table:formula="of:=10*SIN([.B72])" office:value-type="float" office:value="-1.73634109979187" calcext:value-type="float">
            <text:p>-1,74</text:p>
          </table:table-cell>
          <table:table-cell table:formula="of:=5*SIN([.B72])" office:value-type="float" office:value="-0.868170549895936" calcext:value-type="float">
            <text:p>-0,87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([.A73]/360)*2*3.1416" office:value-type="float" office:value="6.19593333333333" calcext:value-type="float">
            <text:p>6,20</text:p>
          </table:table-cell>
          <table:table-cell office:value-type="float" office:value="355" calcext:value-type="float">
            <text:p>355</text:p>
          </table:table-cell>
          <table:table-cell table:formula="of:=10*SIN([.B73])" office:value-type="float" office:value="-0.871413091191283" calcext:value-type="float">
            <text:p>-0,87</text:p>
          </table:table-cell>
          <table:table-cell table:formula="of:=5*SIN([.B73])" office:value-type="float" office:value="-0.435706545595642" calcext:value-type="float">
            <text:p>-0,44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([.A74]/360)*2*3.1416" office:value-type="float" office:value="6.2832" calcext:value-type="float">
            <text:p>6,28</text:p>
          </table:table-cell>
          <table:table-cell office:value-type="float" office:value="360" calcext:value-type="float">
            <text:p>360</text:p>
          </table:table-cell>
          <table:table-cell table:formula="of:=10*SIN([.B74])" office:value-type="float" office:value="0.000146928204128907" calcext:value-type="float">
            <text:p>0,00</text:p>
          </table:table-cell>
          <table:table-cell table:formula="of:=5*SIN([.B74])" office:value-type="float" office:value="0.0000734641020644534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00.00.0000</text:date>, <text:time style:data-style-name="N2" text:time-value="21:52:12.257958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3T06:35:54.862716754</meta:creation-date>
    <dc:date>2025-02-18T00:09:51.455178504</dc:date>
    <meta:editing-duration>PT34M26S</meta:editing-duration>
    <meta:editing-cycles>3</meta:editing-cycles>
    <meta:generator>LibreOffice/4.2.8.2$Linux_x86 LibreOffice_project/420m0$Build-2</meta:generator>
    <meta:document-statistic meta:table-count="2" meta:cell-count="101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9cm" svg:y="4.201cm" style:legend-expansion="high" chart:style-name="ch2"/>
        <chart:plot-area chart:style-name="ch3" table:cell-range-address="Sheet1.I1:Sheet1.J74" chart:data-source-has-labels="both" svg:x="0.32cm" svg:y="0.18cm" svg:width="13.249cm" svg:height="8.64cm">
          <chartooo:coordinate-region svg:x="1.338cm" svg:y="0.379cm" svg:width="12.09cm" svg:height="8.242cm"/>
          <chart:axis chart:dimension="x" chart:name="primary-x" chart:style-name="ch4" chartooo:axis-type="auto">
            <chartooo:date-scale/>
            <chart:categories table:cell-range-address="Sheet1.I2:Sheet1.I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74" chart:label-cell-address="Sheet1.J1:Sheet1.J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 α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I2:Sheet1.I74</svg:desc>
                </draw:g>
              </table:table-cell>
              <table:table-cell office:value-type="float" office:value="0">
                <text:p>0</text:p>
                <draw:g>
                  <svg:desc>Sheet1.J2:Sheet1.J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871559460380702">
                <text:p>0.0871559460380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73648579600345">
                <text:p>0.1736485796003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58819636443085">
                <text:p>0.2588196364430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910366384">
                <text:p>0.3420209103663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42261918647781">
                <text:p>0.422619186477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0001060362603">
                <text:p>0.5000010603626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73577606483477">
                <text:p>0.57357760648347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8860280508">
                <text:p>0.64278886028050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8079859474">
                <text:p>0.7071080798594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5754834454">
                <text:p>0.76604575483445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819153331814863">
                <text:p>0.81915333181486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6628183543">
                <text:p>0.86602662818354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06308908184918">
                <text:p>0.906308908184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3597912179">
                <text:p>0.93969359791217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65926618530741">
                <text:p>0.9659266185307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8319980623">
                <text:p>0.98480831998062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96195000441063">
                <text:p>0.99619500044106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9999999993254">
                <text:p>0.9999999999932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96194360157732">
                <text:p>0.9961943601577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044286925">
                <text:p>0.98480704428692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65924717135522">
                <text:p>0.9659247171355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1085286272">
                <text:p>0.93969108528627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06305803451013">
                <text:p>0.9063058034510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295497065">
                <text:p>0.866022954970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81914911807848">
                <text:p>0.819149118078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103264381">
                <text:p>0.7660410326438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707102885153459">
                <text:p>0.7071028851534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3232594156">
                <text:p>0.64278323259415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573571588647079">
                <text:p>0.5735715886470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99994698175742">
                <text:p>0.49999469817574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422612528360796">
                <text:p>0.4226125283607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14006991745">
                <text:p>0.34201400699174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258812540349915">
                <text:p>0.2588125403499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1344794452">
                <text:p>0.1736413447944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871486275809512">
                <text:p>0.08714862758095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0734641020664359">
                <text:p>-0.0000073464102066435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0871632644904852">
                <text:p>-0.08716326449048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55814396867">
                <text:p>-0.17365581439686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258826732522285">
                <text:p>-0.2588267325222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7813722564">
                <text:p>-0.34202781372256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422625844572014">
                <text:p>-0.4226258445720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00007422522479">
                <text:p>-0.50000742252247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573583624288919">
                <text:p>-0.57358362428891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9448793217">
                <text:p>-0.642794487932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13274527326">
                <text:p>-0.7071132745273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50476983754">
                <text:p>-0.76605047698375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819157545507036">
                <text:p>-0.8191575455070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30301349697">
                <text:p>-0.86603030134969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90631201286991">
                <text:p>-0.906312012869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6110487371">
                <text:p>-0.939696110487371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965928519873829">
                <text:p>-0.96592851987382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9595621171">
                <text:p>-0.984809595621171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996195640670631">
                <text:p>-0.9961956406706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0.999999999939284">
                <text:p>-0.9999999999392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996193719820636">
                <text:p>-0.99619371982063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5768540078">
                <text:p>-0.98480576854007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965922815688172">
                <text:p>-0.9659228156881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88572609651">
                <text:p>-0.93968857260965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906302698668194">
                <text:p>-0.9063026986681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19281711018">
                <text:p>-0.866019281711018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0.819144904297888">
                <text:p>-0.81914490429788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36310411823">
                <text:p>-0.7660363104118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707097690409281">
                <text:p>-0.7070976904092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77604873114">
                <text:p>-0.6427776048731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573565570779726">
                <text:p>-0.57356557077972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499988335961897">
                <text:p>-0.49998833596189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0.422605870220974">
                <text:p>-0.4226058702209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07103598647">
                <text:p>-0.34200710359864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258805444242778">
                <text:p>-0.25880544424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34109979187">
                <text:p>-0.17363410997918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871413091191283">
                <text:p>-0.087141309119128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146928204128907">
                <text:p>0.0000146928204128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4.201cm" style:legend-expansion="high" chart:style-name="ch2"/>
        <chart:plot-area chart:style-name="ch3" table:cell-range-address="Sheet1.O1:Sheet1.P74" chart:data-source-has-labels="both" svg:x="0.32cm" svg:y="0.18cm" svg:width="13.143cm" svg:height="8.64cm">
          <chartooo:coordinate-region svg:x="1.338cm" svg:y="0.379cm" svg:width="11.984cm" svg:height="8.242cm"/>
          <chart:axis chart:dimension="x" chart:name="primary-x" chart:style-name="ch4" chartooo:axis-type="auto">
            <chartooo:date-scale/>
            <chart:categories table:cell-range-address="Sheet1.O2:Sheet1.O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74" chart:label-cell-address="Sheet1.P1:Sheet1.P1" chart:class="chart:line"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 α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O2:Sheet1.O74</svg:desc>
                </draw:g>
              </table:table-cell>
              <table:table-cell office:value-type="float" office:value="1">
                <text:p>1</text:p>
                <draw:g>
                  <svg:desc>Sheet1.P2:Sheet1.P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194680306118">
                <text:p>0.996194680306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4807682140418">
                <text:p>0.98480768214041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65925667839648">
                <text:p>0.9659256678396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9692341605565">
                <text:p>0.93969234160556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06307355824079">
                <text:p>0.9063073558240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4791582939">
                <text:p>0.86602479158293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819151224952198">
                <text:p>0.8191512249521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60433937443">
                <text:p>0.766043393744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707105482511236">
                <text:p>0.7071054825112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2786046441669">
                <text:p>0.64278604644166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73574597569147">
                <text:p>0.5735745975691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9997879272546">
                <text:p>0.49999787927254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422615857422154">
                <text:p>0.42261585742215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42017458681372">
                <text:p>0.34201745868137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258816088398246">
                <text:p>0.2588160883982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364496219857">
                <text:p>0.173644962198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871522868100985">
                <text:p>0.08715228681009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0000367320510334657">
                <text:p>-0.0000036732051033465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871596052648658">
                <text:p>-0.0871596052648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73652196999778">
                <text:p>-0.17365219699977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258823184484431">
                <text:p>-0.2588231844844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42024362046781">
                <text:p>-0.34202436204678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422622515527763">
                <text:p>-0.4226225155277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500004241445914">
                <text:p>-0.50000424144591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573580615390067">
                <text:p>-0.5735806153900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42791674110675">
                <text:p>-0.64279167411067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70711067719817">
                <text:p>-0.707110677198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66048115914273">
                <text:p>-0.76604811591427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819155438666476">
                <text:p>-0.8191554386664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66028464772463">
                <text:p>-0.86602846477246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906310460533528">
                <text:p>-0.9063104605335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39694854206114">
                <text:p>-0.9396948542061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965927569208801">
                <text:p>-0.96592756920880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984808957807541">
                <text:p>-0.98480895780754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996195320562567">
                <text:p>-0.9961953205625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999999999973015">
                <text:p>-0.99999999997301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996194039995904">
                <text:p>-0.99619403999590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84806406420146">
                <text:p>-0.9848064064201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0.965923766418364">
                <text:p>-0.9659237664183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939689828954301">
                <text:p>-0.93968982895430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906304251065718">
                <text:p>-0.90630425106571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66021118346676">
                <text:p>-0.86602111834667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81914701119371">
                <text:p>-0.819147011193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766038671532984">
                <text:p>-0.7660386715329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70710028778614">
                <text:p>-0.707100287786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642780418737972">
                <text:p>-0.64278041873797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573568579717272">
                <text:p>-0.57356857971727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499991517072193">
                <text:p>-0.49999151707219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0.422609199293736">
                <text:p>-0.42260919929373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342010555297503">
                <text:p>-0.34201055529750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0.258808992298092">
                <text:p>-0.25880899229809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17363772738799">
                <text:p>-0.1736377273879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0.0871449683506277">
                <text:p>-0.08714496835062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110196153096194">
                <text:p>0.000011019615309619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871669237149286">
                <text:p>0.08716692371492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73659431791613">
                <text:p>0.17365943179161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258830280556647">
                <text:p>0.2588302805566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2031265393732">
                <text:p>0.34203126539373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422629173610564">
                <text:p>0.4226291736105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00010603592297">
                <text:p>0.5000106035922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573586633180031">
                <text:p>0.5735866331800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42797301744991">
                <text:p>0.642797301744991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707115871846941">
                <text:p>0.7071158718469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6052838042901">
                <text:p>0.76605283804290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819159652336544">
                <text:p>0.81915965233654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66032137915247">
                <text:p>0.86603213791524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906313565194063">
                <text:p>0.90631356519406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39697366755949">
                <text:p>0.939697366755949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965929470525824">
                <text:p>0.96592947052582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4810233421513">
                <text:p>0.98481023342151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996195960765252">
                <text:p>0.99619596076525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999999892061">
                <text:p>0.999999999892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2.C1:Sheet2.E74" chart:data-source-has-labels="both" svg:x="0.32cm" svg:y="0.18cm" svg:width="12.667cm" svg:height="8.64cm">
          <chartooo:coordinate-region svg:x="1.524cm" svg:y="0.379cm" svg:width="11.322cm" svg:height="8.242cm"/>
          <chart:axis chart:dimension="x" chart:name="primary-x" chart:style-name="ch4" chartooo:axis-type="auto">
            <chartooo:date-scale/>
            <chart:categories table:cell-range-address="Sheet2.C2:Sheet2.C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74" chart:label-cell-address="Sheet2.D1:Sheet2.D1" chart:class="chart:line">
            <chart:data-point chart:repeated="73"/>
          </chart:series>
          <chart:series chart:style-name="ch8" chart:values-cell-range-address="Sheet2.E2:Sheet2.E74" chart:label-cell-address="Sheet2.E1:Sheet2.E1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* sin α</text:p>
                <draw:g>
                  <svg:desc>Sheet2.D1:Sheet2.D1</svg:desc>
                </draw:g>
              </table:table-cell>
              <table:table-cell office:value-type="string">
                <text:p>I * sin α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C2:Sheet2.C74</svg:desc>
                </draw:g>
              </table:table-cell>
              <table:table-cell office:value-type="float" office:value="0">
                <text:p>0</text:p>
                <draw:g>
                  <svg:desc>Sheet2.D2:Sheet2.D74</svg:desc>
                </draw:g>
              </table:table-cell>
              <table:table-cell office:value-type="float" office:value="0">
                <text:p>0</text:p>
                <draw:g>
                  <svg:desc>Sheet2.E2:Sheet2.E7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71559460380702">
                <text:p>0.871559460380702</text:p>
              </table:table-cell>
              <table:table-cell office:value-type="float" office:value="0.435779730190351">
                <text:p>0.435779730190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3648579600345">
                <text:p>1.73648579600345</text:p>
              </table:table-cell>
              <table:table-cell office:value-type="float" office:value="0.868242898001726">
                <text:p>0.8682428980017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58819636443085">
                <text:p>2.58819636443085</text:p>
              </table:table-cell>
              <table:table-cell office:value-type="float" office:value="1.29409818221542">
                <text:p>1.294098182215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2020910366384">
                <text:p>3.42020910366384</text:p>
              </table:table-cell>
              <table:table-cell office:value-type="float" office:value="1.71010455183192">
                <text:p>1.710104551831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2261918647781">
                <text:p>4.2261918647781</text:p>
              </table:table-cell>
              <table:table-cell office:value-type="float" office:value="2.11309593238905">
                <text:p>2.1130959323890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00001060362603">
                <text:p>5.00001060362603</text:p>
              </table:table-cell>
              <table:table-cell office:value-type="float" office:value="2.50000530181301">
                <text:p>2.500005301813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.73577606483477">
                <text:p>5.73577606483477</text:p>
              </table:table-cell>
              <table:table-cell office:value-type="float" office:value="2.86788803241738">
                <text:p>2.867888032417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42788860280508">
                <text:p>6.42788860280508</text:p>
              </table:table-cell>
              <table:table-cell office:value-type="float" office:value="3.21394430140254">
                <text:p>3.2139443014025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.07108079859474">
                <text:p>7.07108079859474</text:p>
              </table:table-cell>
              <table:table-cell office:value-type="float" office:value="3.53554039929737">
                <text:p>3.535540399297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66045754834454">
                <text:p>7.66045754834454</text:p>
              </table:table-cell>
              <table:table-cell office:value-type="float" office:value="3.83022877417227">
                <text:p>3.8302287741722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.19153331814863">
                <text:p>8.19153331814863</text:p>
              </table:table-cell>
              <table:table-cell office:value-type="float" office:value="4.09576665907431">
                <text:p>4.095766659074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66026628183543">
                <text:p>8.66026628183543</text:p>
              </table:table-cell>
              <table:table-cell office:value-type="float" office:value="4.33013314091772">
                <text:p>4.330133140917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.06308908184918">
                <text:p>9.06308908184918</text:p>
              </table:table-cell>
              <table:table-cell office:value-type="float" office:value="4.53154454092459">
                <text:p>4.531544540924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.39693597912179">
                <text:p>9.39693597912179</text:p>
              </table:table-cell>
              <table:table-cell office:value-type="float" office:value="4.6984679895609">
                <text:p>4.698467989560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.65926618530741">
                <text:p>9.65926618530741</text:p>
              </table:table-cell>
              <table:table-cell office:value-type="float" office:value="4.8296330926537">
                <text:p>4.82963309265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84808319980623">
                <text:p>9.84808319980623</text:p>
              </table:table-cell>
              <table:table-cell office:value-type="float" office:value="4.92404159990311">
                <text:p>4.9240415999031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9.96195000441064">
                <text:p>9.96195000441064</text:p>
              </table:table-cell>
              <table:table-cell office:value-type="float" office:value="4.98097500220532">
                <text:p>4.980975002205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.99999999993254">
                <text:p>9.99999999993254</text:p>
              </table:table-cell>
              <table:table-cell office:value-type="float" office:value="4.99999999996627">
                <text:p>4.9999999999662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.96194360157732">
                <text:p>9.96194360157732</text:p>
              </table:table-cell>
              <table:table-cell office:value-type="float" office:value="4.98097180078866">
                <text:p>4.980971800788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84807044286925">
                <text:p>9.84807044286925</text:p>
              </table:table-cell>
              <table:table-cell office:value-type="float" office:value="4.92403522143463">
                <text:p>4.9240352214346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9.65924717135522">
                <text:p>9.65924717135522</text:p>
              </table:table-cell>
              <table:table-cell office:value-type="float" office:value="4.82962358567761">
                <text:p>4.829623585677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.39691085286272">
                <text:p>9.39691085286272</text:p>
              </table:table-cell>
              <table:table-cell office:value-type="float" office:value="4.69845542643136">
                <text:p>4.6984554264313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9.06305803451013">
                <text:p>9.06305803451013</text:p>
              </table:table-cell>
              <table:table-cell office:value-type="float" office:value="4.53152901725506">
                <text:p>4.531529017255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.6602295497065">
                <text:p>8.6602295497065</text:p>
              </table:table-cell>
              <table:table-cell office:value-type="float" office:value="4.33011477485325">
                <text:p>4.330114774853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.1914911807848">
                <text:p>8.1914911807848</text:p>
              </table:table-cell>
              <table:table-cell office:value-type="float" office:value="4.0957455903924">
                <text:p>4.09574559039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6604103264381">
                <text:p>7.6604103264381</text:p>
              </table:table-cell>
              <table:table-cell office:value-type="float" office:value="3.83020516321905">
                <text:p>3.8302051632190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7.07102885153459">
                <text:p>7.07102885153459</text:p>
              </table:table-cell>
              <table:table-cell office:value-type="float" office:value="3.53551442576729">
                <text:p>3.5355144257672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.42783232594156">
                <text:p>6.42783232594156</text:p>
              </table:table-cell>
              <table:table-cell office:value-type="float" office:value="3.21391616297078">
                <text:p>3.2139161629707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.73571588647079">
                <text:p>5.73571588647079</text:p>
              </table:table-cell>
              <table:table-cell office:value-type="float" office:value="2.86785794323539">
                <text:p>2.867857943235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99994698175742">
                <text:p>4.99994698175742</text:p>
              </table:table-cell>
              <table:table-cell office:value-type="float" office:value="2.49997349087871">
                <text:p>2.4999734908787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4.22612528360796">
                <text:p>4.22612528360796</text:p>
              </table:table-cell>
              <table:table-cell office:value-type="float" office:value="2.11306264180398">
                <text:p>2.113062641803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.42014006991745">
                <text:p>3.42014006991745</text:p>
              </table:table-cell>
              <table:table-cell office:value-type="float" office:value="1.71007003495873">
                <text:p>1.7100700349587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.58812540349915">
                <text:p>2.58812540349915</text:p>
              </table:table-cell>
              <table:table-cell office:value-type="float" office:value="1.29406270174958">
                <text:p>1.294062701749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73641344794452">
                <text:p>1.73641344794452</text:p>
              </table:table-cell>
              <table:table-cell office:value-type="float" office:value="0.868206723972258">
                <text:p>0.86820672397225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871486275809512">
                <text:p>0.871486275809512</text:p>
              </table:table-cell>
              <table:table-cell office:value-type="float" office:value="0.435743137904756">
                <text:p>0.4357431379047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000734641020664359">
                <text:p>-0.0000734641020664359</text:p>
              </table:table-cell>
              <table:table-cell office:value-type="float" office:value="-0.0000367320510332179">
                <text:p>-0.000036732051033217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-0.871632644904852">
                <text:p>-0.871632644904852</text:p>
              </table:table-cell>
              <table:table-cell office:value-type="float" office:value="-0.435816322452426">
                <text:p>-0.43581632245242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1.73655814396867">
                <text:p>-1.73655814396867</text:p>
              </table:table-cell>
              <table:table-cell office:value-type="float" office:value="-0.868279071984335">
                <text:p>-0.86827907198433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-2.58826732522285">
                <text:p>-2.58826732522285</text:p>
              </table:table-cell>
              <table:table-cell office:value-type="float" office:value="-1.29413366261143">
                <text:p>-1.294133662611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.42027813722564">
                <text:p>-3.42027813722564</text:p>
              </table:table-cell>
              <table:table-cell office:value-type="float" office:value="-1.71013906861282">
                <text:p>-1.7101390686128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4.22625844572014">
                <text:p>-4.22625844572014</text:p>
              </table:table-cell>
              <table:table-cell office:value-type="float" office:value="-2.11312922286007">
                <text:p>-2.113129222860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5.00007422522479">
                <text:p>-5.00007422522479</text:p>
              </table:table-cell>
              <table:table-cell office:value-type="float" office:value="-2.50003711261239">
                <text:p>-2.5000371126123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5.73583624288919">
                <text:p>-5.73583624288919</text:p>
              </table:table-cell>
              <table:table-cell office:value-type="float" office:value="-2.86791812144459">
                <text:p>-2.8679181214445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.4279448793217">
                <text:p>-6.4279448793217</text:p>
              </table:table-cell>
              <table:table-cell office:value-type="float" office:value="-3.21397243966085">
                <text:p>-3.2139724396608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7.07113274527326">
                <text:p>-7.07113274527326</text:p>
              </table:table-cell>
              <table:table-cell office:value-type="float" office:value="-3.53556637263663">
                <text:p>-3.535566372636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7.66050476983755">
                <text:p>-7.66050476983755</text:p>
              </table:table-cell>
              <table:table-cell office:value-type="float" office:value="-3.83025238491877">
                <text:p>-3.8302523849187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8.19157545507036">
                <text:p>-8.19157545507036</text:p>
              </table:table-cell>
              <table:table-cell office:value-type="float" office:value="-4.09578772753518">
                <text:p>-4.095787727535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8.66030301349697">
                <text:p>-8.66030301349697</text:p>
              </table:table-cell>
              <table:table-cell office:value-type="float" office:value="-4.33015150674849">
                <text:p>-4.3301515067484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9.0631201286991">
                <text:p>-9.0631201286991</text:p>
              </table:table-cell>
              <table:table-cell office:value-type="float" office:value="-4.53156006434955">
                <text:p>-4.531560064349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9.39696110487371">
                <text:p>-9.39696110487371</text:p>
              </table:table-cell>
              <table:table-cell office:value-type="float" office:value="-4.69848055243686">
                <text:p>-4.69848055243686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-9.65928519873829">
                <text:p>-9.65928519873829</text:p>
              </table:table-cell>
              <table:table-cell office:value-type="float" office:value="-4.82964259936915">
                <text:p>-4.829642599369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9.84809595621171">
                <text:p>-9.84809595621171</text:p>
              </table:table-cell>
              <table:table-cell office:value-type="float" office:value="-4.92404797810585">
                <text:p>-4.924047978105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-9.96195640670631">
                <text:p>-9.96195640670631</text:p>
              </table:table-cell>
              <table:table-cell office:value-type="float" office:value="-4.98097820335315">
                <text:p>-4.980978203353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9.99999999939284">
                <text:p>-9.99999999939284</text:p>
              </table:table-cell>
              <table:table-cell office:value-type="float" office:value="-4.99999999969642">
                <text:p>-4.9999999996964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9.96193719820636">
                <text:p>-9.96193719820636</text:p>
              </table:table-cell>
              <table:table-cell office:value-type="float" office:value="-4.98096859910318">
                <text:p>-4.9809685991031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9.84805768540078">
                <text:p>-9.84805768540078</text:p>
              </table:table-cell>
              <table:table-cell office:value-type="float" office:value="-4.92402884270039">
                <text:p>-4.9240288427003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9.65922815688172">
                <text:p>-9.65922815688172</text:p>
              </table:table-cell>
              <table:table-cell office:value-type="float" office:value="-4.82961407844086">
                <text:p>-4.8296140784408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9.39688572609651">
                <text:p>-9.39688572609651</text:p>
              </table:table-cell>
              <table:table-cell office:value-type="float" office:value="-4.69844286304825">
                <text:p>-4.698442863048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9.06302698668194">
                <text:p>-9.06302698668194</text:p>
              </table:table-cell>
              <table:table-cell office:value-type="float" office:value="-4.53151349334097">
                <text:p>-4.531513493340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8.66019281711018">
                <text:p>-8.66019281711018</text:p>
              </table:table-cell>
              <table:table-cell office:value-type="float" office:value="-4.33009640855509">
                <text:p>-4.3300964085550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-8.19144904297889">
                <text:p>-8.19144904297889</text:p>
              </table:table-cell>
              <table:table-cell office:value-type="float" office:value="-4.09572452148944">
                <text:p>-4.095724521489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7.66036310411823">
                <text:p>-7.66036310411823</text:p>
              </table:table-cell>
              <table:table-cell office:value-type="float" office:value="-3.83018155205912">
                <text:p>-3.8301815520591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7.07097690409281">
                <text:p>-7.07097690409281</text:p>
              </table:table-cell>
              <table:table-cell office:value-type="float" office:value="-3.53548845204641">
                <text:p>-3.535488452046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6.42777604873114">
                <text:p>-6.42777604873114</text:p>
              </table:table-cell>
              <table:table-cell office:value-type="float" office:value="-3.21388802436557">
                <text:p>-3.21388802436557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5.73565570779726">
                <text:p>-5.73565570779726</text:p>
              </table:table-cell>
              <table:table-cell office:value-type="float" office:value="-2.86782785389863">
                <text:p>-2.867827853898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4.99988335961897">
                <text:p>-4.99988335961897</text:p>
              </table:table-cell>
              <table:table-cell office:value-type="float" office:value="-2.49994167980949">
                <text:p>-2.49994167980949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-4.22605870220974">
                <text:p>-4.22605870220974</text:p>
              </table:table-cell>
              <table:table-cell office:value-type="float" office:value="-2.11302935110487">
                <text:p>-2.1130293511048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3.42007103598647">
                <text:p>-3.42007103598647</text:p>
              </table:table-cell>
              <table:table-cell office:value-type="float" office:value="-1.71003551799324">
                <text:p>-1.7100355179932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2.58805444242778">
                <text:p>-2.58805444242778</text:p>
              </table:table-cell>
              <table:table-cell office:value-type="float" office:value="-1.29402722121389">
                <text:p>-1.294027221213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1.73634109979187">
                <text:p>-1.73634109979187</text:p>
              </table:table-cell>
              <table:table-cell office:value-type="float" office:value="-0.868170549895936">
                <text:p>-0.86817054989593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871413091191283">
                <text:p>-0.871413091191283</text:p>
              </table:table-cell>
              <table:table-cell office:value-type="float" office:value="-0.435706545595642">
                <text:p>-0.4357065455956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146928204128907">
                <text:p>0.000146928204128907</text:p>
              </table:table-cell>
              <table:table-cell office:value-type="float" office:value="0.0000734641020644534">
                <text:p>0.00007346410206445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